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80"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1"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3"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5"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6"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4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4"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6"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7" style:family="paragraph" style:parent-style-name="Standard" style:list-style-name="L2">
      <style:text-properties fo:font-size="6pt" officeooo:rsid="031bb53d" officeooo:paragraph-rsid="031bb53d" style:font-size-asian="6pt" style:font-size-complex="6pt"/>
    </style:style>
    <style:style style:name="P158" style:family="paragraph" style:parent-style-name="Standard" style:list-style-name="L2">
      <style:text-properties fo:font-size="6pt" officeooo:rsid="003d67a3" officeooo:paragraph-rsid="01b13904" style:font-size-asian="6pt" style:font-size-complex="6pt"/>
    </style:style>
    <style:style style:name="P159" style:family="paragraph" style:parent-style-name="Standard" style:list-style-name="L2">
      <style:text-properties fo:font-size="6pt" officeooo:rsid="0049410d" officeooo:paragraph-rsid="01b13904" style:font-size-asian="6pt" style:font-size-complex="6pt"/>
    </style:style>
    <style:style style:name="P160"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1"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2"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63"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164"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5"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6"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7"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8"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9"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0"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3"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4"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5"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8"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9"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0"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1"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2"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5"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1"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2"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3"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4"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7"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8"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9"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0"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1"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2"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3"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355ed92" style:font-weight-asian="bold" style:font-weight-complex="bold"/>
    </style:style>
    <style:style style:name="T82" style:family="text">
      <style:text-properties fo:font-weight="bold" officeooo:rsid="03567e16" style:font-weight-asian="bold" style:font-weight-complex="bold"/>
    </style:style>
    <style:style style:name="T83" style:family="text">
      <style:text-properties fo:font-weight="bold" officeooo:rsid="0357667c" style:font-weight-asian="bold" style:font-weight-complex="bold"/>
    </style:style>
    <style:style style:name="T84" style:family="text">
      <style:text-properties fo:font-weight="bold" officeooo:rsid="0358197e" style:font-weight-asian="bold" style:font-weight-complex="bold"/>
    </style:style>
    <style:style style:name="T85" style:family="text">
      <style:text-properties fo:font-weight="bold" officeooo:rsid="035da5a1" style:font-weight-asian="bold" style:font-weight-complex="bold"/>
    </style:style>
    <style:style style:name="T86" style:family="text">
      <style:text-properties fo:font-weight="bold" officeooo:rsid="03616dd3" style:font-weight-asian="bold" style:font-weight-complex="bold"/>
    </style:style>
    <style:style style:name="T87" style:family="text">
      <style:text-properties fo:font-weight="bold" officeooo:rsid="03650913" style:font-weight-asian="bold" style:font-weight-complex="bold"/>
    </style:style>
    <style:style style:name="T88" style:family="text">
      <style:text-properties fo:font-weight="bold" officeooo:rsid="03657c60" style:font-weight-asian="bold" style:font-weight-complex="bold"/>
    </style:style>
    <style:style style:name="T89" style:family="text">
      <style:text-properties fo:font-weight="bold" officeooo:rsid="02456e1c" fo:background-color="#ffffff" loext:char-shading-value="0" style:font-weight-asian="bold" style:font-weight-complex="bold"/>
    </style:style>
    <style:style style:name="T90" style:family="text">
      <style:text-properties fo:font-weight="bold" officeooo:rsid="0246dc28" fo:background-color="#ffffff" loext:char-shading-value="0" style:font-weight-asian="bold" style:font-weight-complex="bold"/>
    </style:style>
    <style:style style:name="T91" style:family="text">
      <style:text-properties fo:font-weight="bold" officeooo:rsid="02e4a18c" fo:background-color="#ffffff" loext:char-shading-value="0" style:font-weight-asian="bold" style:font-weight-complex="bold"/>
    </style:style>
    <style:style style:name="T92" style:family="text">
      <style:text-properties fo:font-weight="bold" officeooo:rsid="03371390" fo:background-color="#ffffff" loext:char-shading-value="0" style:font-weight-asian="bold" style:font-weight-complex="bold"/>
    </style:style>
    <style:style style:name="T93" style:family="text">
      <style:text-properties fo:font-weight="bold" officeooo:rsid="03378aca" fo:background-color="#ffffff" loext:char-shading-value="0" style:font-weight-asian="bold" style:font-weight-complex="bold"/>
    </style:style>
    <style:style style:name="T94" style:family="text">
      <style:text-properties officeooo:rsid="001e797d"/>
    </style:style>
    <style:style style:name="T95" style:family="text">
      <style:text-properties officeooo:rsid="002181ad"/>
    </style:style>
    <style:style style:name="T96" style:family="text">
      <style:text-properties officeooo:rsid="00285432"/>
    </style:style>
    <style:style style:name="T97" style:family="text">
      <style:text-properties officeooo:rsid="002b64a6"/>
    </style:style>
    <style:style style:name="T98" style:family="text">
      <style:text-properties officeooo:rsid="002bdc2c"/>
    </style:style>
    <style:style style:name="T99" style:family="text">
      <style:text-properties officeooo:rsid="002d9760"/>
    </style:style>
    <style:style style:name="T100" style:family="text">
      <style:text-properties officeooo:rsid="0030ea98"/>
    </style:style>
    <style:style style:name="T101" style:family="text">
      <style:text-properties officeooo:rsid="003d67a3"/>
    </style:style>
    <style:style style:name="T102" style:family="text">
      <style:text-properties style:text-underline-style="solid" style:text-underline-width="auto" style:text-underline-color="font-color" officeooo:rsid="00b15bbf"/>
    </style:style>
    <style:style style:name="T103" style:family="text">
      <style:text-properties style:text-underline-style="solid" style:text-underline-width="auto" style:text-underline-color="font-color" fo:font-weight="normal" officeooo:rsid="0177c12b" style:font-weight-asian="normal" style:font-weight-complex="normal"/>
    </style:style>
    <style:style style:name="T104" style:family="text">
      <style:text-properties style:text-underline-style="none" officeooo:rsid="003d67a3"/>
    </style:style>
    <style:style style:name="T105" style:family="text">
      <style:text-properties style:text-underline-style="none" officeooo:rsid="00649ccf"/>
    </style:style>
    <style:style style:name="T106" style:family="text">
      <style:text-properties officeooo:rsid="00475ef9"/>
    </style:style>
    <style:style style:name="T107" style:family="text">
      <style:text-properties officeooo:rsid="004788ed"/>
    </style:style>
    <style:style style:name="T108" style:family="text">
      <style:text-properties officeooo:rsid="005247a2"/>
    </style:style>
    <style:style style:name="T109" style:family="text">
      <style:text-properties officeooo:rsid="0059406f"/>
    </style:style>
    <style:style style:name="T110" style:family="text">
      <style:text-properties officeooo:rsid="00662fd0"/>
    </style:style>
    <style:style style:name="T111" style:family="text">
      <style:text-properties officeooo:rsid="0069bca0"/>
    </style:style>
    <style:style style:name="T112" style:family="text">
      <style:text-properties officeooo:rsid="00707a23"/>
    </style:style>
    <style:style style:name="T113" style:family="text">
      <style:text-properties officeooo:rsid="007fb4a7"/>
    </style:style>
    <style:style style:name="T114" style:family="text">
      <style:text-properties officeooo:rsid="008a0586"/>
    </style:style>
    <style:style style:name="T115" style:family="text">
      <style:text-properties officeooo:rsid="00975fd8"/>
    </style:style>
    <style:style style:name="T116" style:family="text">
      <style:text-properties officeooo:rsid="00a088f9"/>
    </style:style>
    <style:style style:name="T117" style:family="text">
      <style:text-properties officeooo:rsid="00a73f18"/>
    </style:style>
    <style:style style:name="T118" style:family="text">
      <style:text-properties officeooo:rsid="00b15bbf"/>
    </style:style>
    <style:style style:name="T119" style:family="text">
      <style:text-properties officeooo:rsid="00c3077f"/>
    </style:style>
    <style:style style:name="T120" style:family="text">
      <style:text-properties officeooo:rsid="00c454b7"/>
    </style:style>
    <style:style style:name="T121" style:family="text">
      <style:text-properties fo:font-weight="normal" style:font-weight-asian="normal" style:font-weight-complex="normal"/>
    </style:style>
    <style:style style:name="T122" style:family="text">
      <style:text-properties fo:font-weight="normal" officeooo:rsid="008db9e4" style:font-weight-asian="normal" style:font-weight-complex="normal"/>
    </style:style>
    <style:style style:name="T123" style:family="text">
      <style:text-properties fo:font-weight="normal" officeooo:rsid="012ffcd8" style:font-weight-asian="normal" style:font-weight-complex="normal"/>
    </style:style>
    <style:style style:name="T124" style:family="text">
      <style:text-properties fo:font-weight="normal" officeooo:rsid="013244ae" style:font-weight-asian="normal" style:font-weight-complex="normal"/>
    </style:style>
    <style:style style:name="T125" style:family="text">
      <style:text-properties fo:font-weight="normal" officeooo:rsid="0134408c" style:font-weight-asian="normal" style:font-weight-complex="normal"/>
    </style:style>
    <style:style style:name="T126" style:family="text">
      <style:text-properties fo:font-weight="normal" officeooo:rsid="013508d2" style:font-weight-asian="normal" style:font-weight-complex="normal"/>
    </style:style>
    <style:style style:name="T127" style:family="text">
      <style:text-properties fo:font-weight="normal" officeooo:rsid="0135e3d0" style:font-weight-asian="normal" style:font-weight-complex="normal"/>
    </style:style>
    <style:style style:name="T128" style:family="text">
      <style:text-properties fo:font-weight="normal" officeooo:rsid="0136888c" style:font-weight-asian="normal" style:font-weight-complex="normal"/>
    </style:style>
    <style:style style:name="T129" style:family="text">
      <style:text-properties fo:font-weight="normal" officeooo:rsid="013726e3" style:font-weight-asian="normal" style:font-weight-complex="normal"/>
    </style:style>
    <style:style style:name="T130" style:family="text">
      <style:text-properties fo:font-weight="normal" officeooo:rsid="0137bca2" style:font-weight-asian="normal" style:font-weight-complex="normal"/>
    </style:style>
    <style:style style:name="T131" style:family="text">
      <style:text-properties fo:font-weight="normal" officeooo:rsid="0139366e" style:font-weight-asian="normal" style:font-weight-complex="normal"/>
    </style:style>
    <style:style style:name="T132" style:family="text">
      <style:text-properties fo:font-weight="normal" officeooo:rsid="013abd05" style:font-weight-asian="normal" style:font-weight-complex="normal"/>
    </style:style>
    <style:style style:name="T133" style:family="text">
      <style:text-properties fo:font-weight="normal" officeooo:rsid="013b6a7b" style:font-weight-asian="normal" style:font-weight-complex="normal"/>
    </style:style>
    <style:style style:name="T134" style:family="text">
      <style:text-properties fo:font-weight="normal" officeooo:rsid="013d0dd1" style:font-weight-asian="normal" style:font-weight-complex="normal"/>
    </style:style>
    <style:style style:name="T135" style:family="text">
      <style:text-properties fo:font-weight="normal" officeooo:rsid="013e521e" style:font-weight-asian="normal" style:font-weight-complex="normal"/>
    </style:style>
    <style:style style:name="T136" style:family="text">
      <style:text-properties fo:font-weight="normal" officeooo:rsid="00958f3b" style:font-weight-asian="normal" style:font-weight-complex="normal"/>
    </style:style>
    <style:style style:name="T137" style:family="text">
      <style:text-properties fo:font-weight="normal" officeooo:rsid="003d67a3" style:font-weight-asian="normal" style:font-weight-complex="normal"/>
    </style:style>
    <style:style style:name="T138" style:family="text">
      <style:text-properties fo:font-weight="normal" officeooo:rsid="014179bc" style:font-weight-asian="normal" style:font-weight-complex="normal"/>
    </style:style>
    <style:style style:name="T139" style:family="text">
      <style:text-properties fo:font-weight="normal" officeooo:rsid="01428586" style:font-weight-asian="normal" style:font-weight-complex="normal"/>
    </style:style>
    <style:style style:name="T140" style:family="text">
      <style:text-properties fo:font-weight="normal" officeooo:rsid="0142b7b1" style:font-weight-asian="normal" style:font-weight-complex="normal"/>
    </style:style>
    <style:style style:name="T141" style:family="text">
      <style:text-properties fo:font-weight="normal" officeooo:rsid="0144b6d3" style:font-weight-asian="normal" style:font-weight-complex="normal"/>
    </style:style>
    <style:style style:name="T142" style:family="text">
      <style:text-properties fo:font-weight="normal" officeooo:rsid="014c05cd" style:font-weight-asian="normal" style:font-weight-complex="normal"/>
    </style:style>
    <style:style style:name="T143" style:family="text">
      <style:text-properties fo:font-weight="normal" officeooo:rsid="014da41e" style:font-weight-asian="normal" style:font-weight-complex="normal"/>
    </style:style>
    <style:style style:name="T144" style:family="text">
      <style:text-properties fo:font-weight="normal" officeooo:rsid="014ea158" style:font-weight-asian="normal" style:font-weight-complex="normal"/>
    </style:style>
    <style:style style:name="T145" style:family="text">
      <style:text-properties fo:font-weight="normal" officeooo:rsid="01507d02" style:font-weight-asian="normal" style:font-weight-complex="normal"/>
    </style:style>
    <style:style style:name="T146" style:family="text">
      <style:text-properties fo:font-weight="normal" officeooo:rsid="0150e69f" style:font-weight-asian="normal" style:font-weight-complex="normal"/>
    </style:style>
    <style:style style:name="T147" style:family="text">
      <style:text-properties fo:font-weight="normal" officeooo:rsid="0165353b" style:font-weight-asian="normal" style:font-weight-complex="normal"/>
    </style:style>
    <style:style style:name="T148" style:family="text">
      <style:text-properties fo:font-weight="normal" officeooo:rsid="01671f25" style:font-weight-asian="normal" style:font-weight-complex="normal"/>
    </style:style>
    <style:style style:name="T149" style:family="text">
      <style:text-properties fo:font-weight="normal" officeooo:rsid="0167c3ac" style:font-weight-asian="normal" style:font-weight-complex="normal"/>
    </style:style>
    <style:style style:name="T150" style:family="text">
      <style:text-properties fo:font-weight="normal" officeooo:rsid="0169604c" style:font-weight-asian="normal" style:font-weight-complex="normal"/>
    </style:style>
    <style:style style:name="T151" style:family="text">
      <style:text-properties fo:font-weight="normal" officeooo:rsid="016c38be" style:font-weight-asian="normal" style:font-weight-complex="normal"/>
    </style:style>
    <style:style style:name="T152" style:family="text">
      <style:text-properties fo:font-weight="normal" officeooo:rsid="016c8843" style:font-weight-asian="normal" style:font-weight-complex="normal"/>
    </style:style>
    <style:style style:name="T153" style:family="text">
      <style:text-properties fo:font-weight="normal" officeooo:rsid="00c65aef" style:font-weight-asian="normal" style:font-weight-complex="normal"/>
    </style:style>
    <style:style style:name="T154" style:family="text">
      <style:text-properties fo:font-weight="normal" officeooo:rsid="0177c12b" style:font-weight-asian="normal" style:font-weight-complex="normal"/>
    </style:style>
    <style:style style:name="T155" style:family="text">
      <style:text-properties fo:font-weight="normal" officeooo:rsid="017b0d7c" style:font-weight-asian="normal" style:font-weight-complex="normal"/>
    </style:style>
    <style:style style:name="T156" style:family="text">
      <style:text-properties fo:font-weight="normal" officeooo:rsid="01813ab3" style:font-weight-asian="normal" style:font-weight-complex="normal"/>
    </style:style>
    <style:style style:name="T157" style:family="text">
      <style:text-properties fo:font-weight="normal" officeooo:rsid="01871af3" style:font-weight-asian="normal" style:font-weight-complex="normal"/>
    </style:style>
    <style:style style:name="T158" style:family="text">
      <style:text-properties fo:font-weight="normal" officeooo:rsid="01896b4c" style:font-weight-asian="normal" style:font-weight-complex="normal"/>
    </style:style>
    <style:style style:name="T159" style:family="text">
      <style:text-properties fo:font-weight="normal" officeooo:rsid="0190e989" style:font-weight-asian="normal" style:font-weight-complex="normal"/>
    </style:style>
    <style:style style:name="T160" style:family="text">
      <style:text-properties fo:font-weight="normal" officeooo:rsid="0193cec8" style:font-weight-asian="normal" style:font-weight-complex="normal"/>
    </style:style>
    <style:style style:name="T161" style:family="text">
      <style:text-properties fo:font-weight="normal" officeooo:rsid="019500b5" style:font-weight-asian="normal" style:font-weight-complex="normal"/>
    </style:style>
    <style:style style:name="T162" style:family="text">
      <style:text-properties fo:font-weight="normal" officeooo:rsid="01959635" style:font-weight-asian="normal" style:font-weight-complex="normal"/>
    </style:style>
    <style:style style:name="T163" style:family="text">
      <style:text-properties fo:font-weight="normal" officeooo:rsid="01964bb5" style:font-weight-asian="normal" style:font-weight-complex="normal"/>
    </style:style>
    <style:style style:name="T164" style:family="text">
      <style:text-properties fo:font-weight="normal" officeooo:rsid="01982339" style:font-weight-asian="normal" style:font-weight-complex="normal"/>
    </style:style>
    <style:style style:name="T165" style:family="text">
      <style:text-properties fo:font-weight="normal" officeooo:rsid="0198c407" style:font-weight-asian="normal" style:font-weight-complex="normal"/>
    </style:style>
    <style:style style:name="T166" style:family="text">
      <style:text-properties fo:font-weight="normal" officeooo:rsid="019920f6" style:font-weight-asian="normal" style:font-weight-complex="normal"/>
    </style:style>
    <style:style style:name="T167" style:family="text">
      <style:text-properties fo:font-weight="normal" officeooo:rsid="01998f19" style:font-weight-asian="normal" style:font-weight-complex="normal"/>
    </style:style>
    <style:style style:name="T168" style:family="text">
      <style:text-properties fo:font-weight="normal" officeooo:rsid="019c3693" style:font-weight-asian="normal" style:font-weight-complex="normal"/>
    </style:style>
    <style:style style:name="T169" style:family="text">
      <style:text-properties fo:font-weight="normal" officeooo:rsid="019d6bd8" style:font-weight-asian="normal" style:font-weight-complex="normal"/>
    </style:style>
    <style:style style:name="T170" style:family="text">
      <style:text-properties fo:font-weight="normal" officeooo:rsid="019f2c4c" style:font-weight-asian="normal" style:font-weight-complex="normal"/>
    </style:style>
    <style:style style:name="T171" style:family="text">
      <style:text-properties fo:font-weight="normal" officeooo:rsid="01b13904" style:font-weight-asian="normal" style:font-weight-complex="normal"/>
    </style:style>
    <style:style style:name="T172" style:family="text">
      <style:text-properties fo:font-weight="normal" officeooo:rsid="01bca45a" style:font-weight-asian="normal" style:font-weight-complex="normal"/>
    </style:style>
    <style:style style:name="T173" style:family="text">
      <style:text-properties fo:font-weight="normal" officeooo:rsid="01ce9507" style:font-weight-asian="normal" style:font-weight-complex="normal"/>
    </style:style>
    <style:style style:name="T174" style:family="text">
      <style:text-properties fo:font-weight="normal" officeooo:rsid="01cf93c0" style:font-weight-asian="normal" style:font-weight-complex="normal"/>
    </style:style>
    <style:style style:name="T175" style:family="text">
      <style:text-properties fo:font-weight="normal" officeooo:rsid="01d3bd2c" style:font-weight-asian="normal" style:font-weight-complex="normal"/>
    </style:style>
    <style:style style:name="T176" style:family="text">
      <style:text-properties fo:font-weight="normal" officeooo:rsid="01db72ad" style:font-weight-asian="normal" style:font-weight-complex="normal"/>
    </style:style>
    <style:style style:name="T177" style:family="text">
      <style:text-properties fo:font-weight="normal" officeooo:rsid="01dbec8a" style:font-weight-asian="normal" style:font-weight-complex="normal"/>
    </style:style>
    <style:style style:name="T178" style:family="text">
      <style:text-properties fo:font-weight="normal" officeooo:rsid="01dc4206" style:font-weight-asian="normal" style:font-weight-complex="normal"/>
    </style:style>
    <style:style style:name="T179" style:family="text">
      <style:text-properties fo:font-weight="normal" officeooo:rsid="01dda9b3" style:font-weight-asian="normal" style:font-weight-complex="normal"/>
    </style:style>
    <style:style style:name="T180" style:family="text">
      <style:text-properties fo:font-weight="normal" officeooo:rsid="01df3766" style:font-weight-asian="normal" style:font-weight-complex="normal"/>
    </style:style>
    <style:style style:name="T181" style:family="text">
      <style:text-properties fo:font-weight="normal" officeooo:rsid="01e027b5" style:font-weight-asian="normal" style:font-weight-complex="normal"/>
    </style:style>
    <style:style style:name="T182" style:family="text">
      <style:text-properties fo:font-weight="normal" officeooo:rsid="01c7948b" style:font-weight-asian="normal" style:font-weight-complex="normal"/>
    </style:style>
    <style:style style:name="T183" style:family="text">
      <style:text-properties fo:font-weight="normal" officeooo:rsid="0087a692" style:font-weight-asian="normal" style:font-weight-complex="normal"/>
    </style:style>
    <style:style style:name="T184" style:family="text">
      <style:text-properties fo:font-weight="normal" officeooo:rsid="0084e594" style:font-weight-asian="normal" style:font-weight-complex="normal"/>
    </style:style>
    <style:style style:name="T185" style:family="text">
      <style:text-properties fo:font-weight="normal" officeooo:rsid="01ec1fb7" style:font-weight-asian="normal" style:font-weight-complex="normal"/>
    </style:style>
    <style:style style:name="T186" style:family="text">
      <style:text-properties fo:font-weight="normal" officeooo:rsid="01f7a901" style:font-weight-asian="normal" style:font-weight-complex="normal"/>
    </style:style>
    <style:style style:name="T187" style:family="text">
      <style:text-properties fo:font-weight="normal" officeooo:rsid="01f9363b" style:font-weight-asian="normal" style:font-weight-complex="normal"/>
    </style:style>
    <style:style style:name="T188" style:family="text">
      <style:text-properties fo:font-weight="normal" officeooo:rsid="020a6f81" style:font-weight-asian="normal" style:font-weight-complex="normal"/>
    </style:style>
    <style:style style:name="T189" style:family="text">
      <style:text-properties fo:font-weight="normal" officeooo:rsid="020d9581" style:font-weight-asian="normal" style:font-weight-complex="normal"/>
    </style:style>
    <style:style style:name="T190" style:family="text">
      <style:text-properties fo:font-weight="normal" officeooo:rsid="020e4c8b" style:font-weight-asian="normal" style:font-weight-complex="normal"/>
    </style:style>
    <style:style style:name="T191" style:family="text">
      <style:text-properties fo:font-weight="normal" officeooo:rsid="020f389b" style:font-weight-asian="normal" style:font-weight-complex="normal"/>
    </style:style>
    <style:style style:name="T192" style:family="text">
      <style:text-properties fo:font-weight="normal" officeooo:rsid="02167ca8" style:font-weight-asian="normal" style:font-weight-complex="normal"/>
    </style:style>
    <style:style style:name="T193" style:family="text">
      <style:text-properties fo:font-weight="normal" officeooo:rsid="02193aae" style:font-weight-asian="normal" style:font-weight-complex="normal"/>
    </style:style>
    <style:style style:name="T194" style:family="text">
      <style:text-properties fo:font-weight="normal" officeooo:rsid="01475ed4" style:font-weight-asian="normal" style:font-weight-complex="normal"/>
    </style:style>
    <style:style style:name="T195" style:family="text">
      <style:text-properties fo:font-weight="normal" officeooo:rsid="021c941c" style:font-weight-asian="normal" style:font-weight-complex="normal"/>
    </style:style>
    <style:style style:name="T196" style:family="text">
      <style:text-properties fo:font-weight="normal" officeooo:rsid="024bf1cf" style:font-weight-asian="normal" style:font-weight-complex="normal"/>
    </style:style>
    <style:style style:name="T197" style:family="text">
      <style:text-properties fo:font-weight="normal" officeooo:rsid="024e5240" style:font-weight-asian="normal" style:font-weight-complex="normal"/>
    </style:style>
    <style:style style:name="T198" style:family="text">
      <style:text-properties fo:font-weight="normal" officeooo:rsid="024ee429" style:font-weight-asian="normal" style:font-weight-complex="normal"/>
    </style:style>
    <style:style style:name="T199" style:family="text">
      <style:text-properties fo:font-weight="normal" officeooo:rsid="025d6575" style:font-weight-asian="normal" style:font-weight-complex="normal"/>
    </style:style>
    <style:style style:name="T200" style:family="text">
      <style:text-properties fo:font-weight="normal" officeooo:rsid="0266be06" style:font-weight-asian="normal" style:font-weight-complex="normal"/>
    </style:style>
    <style:style style:name="T201" style:family="text">
      <style:text-properties fo:font-weight="normal" officeooo:rsid="026bbd26" style:font-weight-asian="normal" style:font-weight-complex="normal"/>
    </style:style>
    <style:style style:name="T202" style:family="text">
      <style:text-properties fo:font-weight="normal" officeooo:rsid="027bb650" style:font-weight-asian="normal" style:font-weight-complex="normal"/>
    </style:style>
    <style:style style:name="T203" style:family="text">
      <style:text-properties fo:font-weight="normal" officeooo:rsid="00707a23" style:font-weight-asian="normal" style:font-weight-complex="normal"/>
    </style:style>
    <style:style style:name="T204" style:family="text">
      <style:text-properties fo:font-weight="normal" officeooo:rsid="02b1365b" style:font-weight-asian="normal" style:font-weight-complex="normal"/>
    </style:style>
    <style:style style:name="T205" style:family="text">
      <style:text-properties fo:font-weight="normal" officeooo:rsid="02c3f88b" style:font-weight-asian="normal" style:font-weight-complex="normal"/>
    </style:style>
    <style:style style:name="T206" style:family="text">
      <style:text-properties fo:font-weight="normal" officeooo:rsid="02c4c0a8" style:font-weight-asian="normal" style:font-weight-complex="normal"/>
    </style:style>
    <style:style style:name="T207" style:family="text">
      <style:text-properties fo:font-weight="normal" officeooo:rsid="02ca3541" style:font-weight-asian="normal" style:font-weight-complex="normal"/>
    </style:style>
    <style:style style:name="T208" style:family="text">
      <style:text-properties fo:font-weight="normal" officeooo:rsid="02cb8444" style:font-weight-asian="normal" style:font-weight-complex="normal"/>
    </style:style>
    <style:style style:name="T209" style:family="text">
      <style:text-properties fo:font-weight="normal" officeooo:rsid="02e282b9" style:font-weight-asian="normal" style:font-weight-complex="normal"/>
    </style:style>
    <style:style style:name="T210" style:family="text">
      <style:text-properties fo:font-weight="normal" officeooo:rsid="02f432bf" style:font-weight-asian="normal" style:font-weight-complex="normal"/>
    </style:style>
    <style:style style:name="T211" style:family="text">
      <style:text-properties fo:font-weight="normal" officeooo:rsid="030acb25" style:font-weight-asian="normal" style:font-weight-complex="normal"/>
    </style:style>
    <style:style style:name="T212" style:family="text">
      <style:text-properties fo:font-weight="normal" officeooo:rsid="030b4e72" style:font-weight-asian="normal" style:font-weight-complex="normal"/>
    </style:style>
    <style:style style:name="T213" style:family="text">
      <style:text-properties fo:font-weight="normal" officeooo:rsid="0317832d" style:font-weight-asian="normal" style:font-weight-complex="normal"/>
    </style:style>
    <style:style style:name="T214" style:family="text">
      <style:text-properties fo:font-weight="normal" officeooo:rsid="032ee59b" style:font-weight-asian="normal" style:font-weight-complex="normal"/>
    </style:style>
    <style:style style:name="T215" style:family="text">
      <style:text-properties fo:font-weight="normal" officeooo:rsid="03305e41" style:font-weight-asian="normal" style:font-weight-complex="normal"/>
    </style:style>
    <style:style style:name="T216" style:family="text">
      <style:text-properties fo:font-weight="normal" officeooo:rsid="03311490" style:font-weight-asian="normal" style:font-weight-complex="normal"/>
    </style:style>
    <style:style style:name="T217" style:family="text">
      <style:text-properties fo:font-weight="normal" officeooo:rsid="0333ea89" style:font-weight-asian="normal" style:font-weight-complex="normal"/>
    </style:style>
    <style:style style:name="T218" style:family="text">
      <style:text-properties fo:font-weight="normal" officeooo:rsid="0335714d" style:font-weight-asian="normal" style:font-weight-complex="normal"/>
    </style:style>
    <style:style style:name="T219" style:family="text">
      <style:text-properties fo:font-weight="normal" officeooo:rsid="034baaa9" style:font-weight-asian="normal" style:font-weight-complex="normal"/>
    </style:style>
    <style:style style:name="T220" style:family="text">
      <style:text-properties fo:font-weight="normal" fo:background-color="#ffffff" loext:char-shading-value="0" style:font-weight-asian="normal" style:font-weight-complex="normal"/>
    </style:style>
    <style:style style:name="T221" style:family="text">
      <style:text-properties fo:font-weight="normal" officeooo:rsid="01df3766" fo:background-color="#ffffff" loext:char-shading-value="0" style:font-weight-asian="normal" style:font-weight-complex="normal"/>
    </style:style>
    <style:style style:name="T222" style:family="text">
      <style:text-properties fo:font-weight="normal" officeooo:rsid="022b97d5" fo:background-color="#ffffff" loext:char-shading-value="0" style:font-weight-asian="normal" style:font-weight-complex="normal"/>
    </style:style>
    <style:style style:name="T223" style:family="text">
      <style:text-properties fo:font-weight="normal" officeooo:rsid="0277a899" fo:background-color="#ffffff" loext:char-shading-value="0" style:font-weight-asian="normal" style:font-weight-complex="normal"/>
    </style:style>
    <style:style style:name="T224" style:family="text">
      <style:text-properties fo:font-weight="normal" officeooo:rsid="0273bc43" fo:background-color="#ffffff" loext:char-shading-value="0" style:font-weight-asian="normal" style:font-weight-complex="normal"/>
    </style:style>
    <style:style style:name="T225" style:family="text">
      <style:text-properties fo:font-weight="normal" officeooo:rsid="027e909b" fo:background-color="#ffffff" loext:char-shading-value="0" style:font-weight-asian="normal" style:font-weight-complex="normal"/>
    </style:style>
    <style:style style:name="T226" style:family="text">
      <style:text-properties fo:font-weight="normal" officeooo:rsid="02ce8a03" fo:background-color="#ffffff" loext:char-shading-value="0" style:font-weight-asian="normal" style:font-weight-complex="normal"/>
    </style:style>
    <style:style style:name="T227" style:family="text">
      <style:text-properties fo:font-weight="normal" officeooo:rsid="02cf439c" fo:background-color="#ffffff" loext:char-shading-value="0" style:font-weight-asian="normal" style:font-weight-complex="normal"/>
    </style:style>
    <style:style style:name="T228" style:family="text">
      <style:text-properties fo:font-weight="normal" officeooo:rsid="02e4a18c" fo:background-color="#ffffff" loext:char-shading-value="0" style:font-weight-asian="normal" style:font-weight-complex="normal"/>
    </style:style>
    <style:style style:name="T229" style:family="text">
      <style:text-properties fo:font-weight="normal" officeooo:rsid="03371390" fo:background-color="#ffffff" loext:char-shading-value="0" style:font-weight-asian="normal" style:font-weight-complex="normal"/>
    </style:style>
    <style:style style:name="T230" style:family="text">
      <style:text-properties fo:font-weight="normal" officeooo:rsid="03378aca" fo:background-color="#ffffff" loext:char-shading-value="0" style:font-weight-asian="normal" style:font-weight-complex="normal"/>
    </style:style>
    <style:style style:name="T231" style:family="text">
      <style:text-properties fo:font-weight="normal" officeooo:rsid="02e282b9" fo:background-color="#ffffff" loext:char-shading-value="0" style:font-weight-asian="normal" style:font-weight-complex="normal"/>
    </style:style>
    <style:style style:name="T232" style:family="text">
      <style:text-properties fo:font-weight="normal" officeooo:rsid="030952c5" fo:background-color="#ffffff" loext:char-shading-value="0" style:font-weight-asian="normal" style:font-weight-complex="normal"/>
    </style:style>
    <style:style style:name="T233" style:family="text">
      <style:text-properties fo:font-weight="normal" officeooo:rsid="030ce8d5" fo:background-color="#ffffff" loext:char-shading-value="0" style:font-weight-asian="normal" style:font-weight-complex="normal"/>
    </style:style>
    <style:style style:name="T234" style:family="text">
      <style:text-properties fo:font-weight="normal" officeooo:rsid="0337cd0a" fo:background-color="#ffffff" loext:char-shading-value="0" style:font-weight-asian="normal" style:font-weight-complex="normal"/>
    </style:style>
    <style:style style:name="T235" style:family="text">
      <style:text-properties officeooo:rsid="00c65aef"/>
    </style:style>
    <style:style style:name="T236" style:family="text">
      <style:text-properties officeooo:rsid="00d2fc96"/>
    </style:style>
    <style:style style:name="T237" style:family="text">
      <style:text-properties officeooo:rsid="00dd6dfb"/>
    </style:style>
    <style:style style:name="T238" style:family="text">
      <style:text-properties officeooo:rsid="010aea8c"/>
    </style:style>
    <style:style style:name="T239" style:family="text">
      <style:text-properties officeooo:rsid="010f5624"/>
    </style:style>
    <style:style style:name="T240" style:family="text">
      <style:text-properties officeooo:rsid="01113c05"/>
    </style:style>
    <style:style style:name="T241" style:family="text">
      <style:text-properties officeooo:rsid="0112f832"/>
    </style:style>
    <style:style style:name="T242" style:family="text">
      <style:text-properties officeooo:rsid="011937ab"/>
    </style:style>
    <style:style style:name="T243" style:family="text">
      <style:text-properties officeooo:rsid="011fabe3"/>
    </style:style>
    <style:style style:name="T244" style:family="text">
      <style:text-properties officeooo:rsid="01200957"/>
    </style:style>
    <style:style style:name="T245" style:family="text">
      <style:text-properties officeooo:rsid="0129c670"/>
    </style:style>
    <style:style style:name="T246" style:family="text">
      <style:text-properties officeooo:rsid="012b65f2"/>
    </style:style>
    <style:style style:name="T247" style:family="text">
      <style:text-properties officeooo:rsid="013082c8"/>
    </style:style>
    <style:style style:name="T248" style:family="text">
      <style:text-properties officeooo:rsid="015abb8d"/>
    </style:style>
    <style:style style:name="T249" style:family="text">
      <style:text-properties officeooo:rsid="015ee3b0"/>
    </style:style>
    <style:style style:name="T250" style:family="text">
      <style:text-properties officeooo:rsid="015fef79"/>
    </style:style>
    <style:style style:name="T251" style:family="text">
      <style:text-properties officeooo:rsid="016c38be"/>
    </style:style>
    <style:style style:name="T252" style:family="text">
      <style:text-properties officeooo:rsid="01713468"/>
    </style:style>
    <style:style style:name="T253" style:family="text">
      <style:text-properties officeooo:rsid="017da058"/>
    </style:style>
    <style:style style:name="T254" style:family="text">
      <style:text-properties officeooo:rsid="01864aee"/>
    </style:style>
    <style:style style:name="T255" style:family="text">
      <style:text-properties officeooo:rsid="018b824a"/>
    </style:style>
    <style:style style:name="T256" style:family="text">
      <style:text-properties officeooo:rsid="019a92bf"/>
    </style:style>
    <style:style style:name="T257" style:family="text">
      <style:text-properties officeooo:rsid="01aef3a3"/>
    </style:style>
    <style:style style:name="T258" style:family="text">
      <style:text-properties officeooo:rsid="01b13904"/>
    </style:style>
    <style:style style:name="T259" style:family="text">
      <style:text-properties officeooo:rsid="01b6baa4"/>
    </style:style>
    <style:style style:name="T260" style:family="text">
      <style:text-properties officeooo:rsid="012ffcd8"/>
    </style:style>
    <style:style style:name="T261" style:family="text">
      <style:text-properties officeooo:rsid="01c38d0b"/>
    </style:style>
    <style:style style:name="T262" style:family="text">
      <style:text-properties officeooo:rsid="01dbec8a"/>
    </style:style>
    <style:style style:name="T263" style:family="text">
      <style:text-properties officeooo:rsid="01df3766"/>
    </style:style>
    <style:style style:name="T264" style:family="text">
      <style:text-properties officeooo:rsid="01e3345d"/>
    </style:style>
    <style:style style:name="T265" style:family="text">
      <style:text-properties officeooo:rsid="01f25613"/>
    </style:style>
    <style:style style:name="T266" style:family="text">
      <style:text-properties officeooo:rsid="01f32186"/>
    </style:style>
    <style:style style:name="T267" style:family="text">
      <style:text-properties officeooo:rsid="02119d09"/>
    </style:style>
    <style:style style:name="T268" style:family="text">
      <style:text-properties officeooo:rsid="0214d2dd"/>
    </style:style>
    <style:style style:name="T269" style:family="text">
      <style:text-properties officeooo:rsid="021ff269"/>
    </style:style>
    <style:style style:name="T270" style:family="text">
      <style:text-properties officeooo:rsid="02237d07"/>
    </style:style>
    <style:style style:name="T271" style:family="text">
      <style:text-properties officeooo:rsid="0226aaf0"/>
    </style:style>
    <style:style style:name="T272" style:family="text">
      <style:text-properties officeooo:rsid="022b2761"/>
    </style:style>
    <style:style style:name="T273" style:family="text">
      <style:text-properties fo:background-color="#ffffff" loext:char-shading-value="0"/>
    </style:style>
    <style:style style:name="T274" style:family="text">
      <style:text-properties officeooo:rsid="00e471d6" fo:background-color="#ffffff" loext:char-shading-value="0"/>
    </style:style>
    <style:style style:name="T275" style:family="text">
      <style:text-properties officeooo:rsid="005b7a24" fo:background-color="#ffffff" loext:char-shading-value="0"/>
    </style:style>
    <style:style style:name="T276" style:family="text">
      <style:text-properties officeooo:rsid="022eeb78" fo:background-color="#ffffff" loext:char-shading-value="0"/>
    </style:style>
    <style:style style:name="T277" style:family="text">
      <style:text-properties officeooo:rsid="000b3528" fo:background-color="#ffffff" loext:char-shading-value="0"/>
    </style:style>
    <style:style style:name="T278" style:family="text">
      <style:text-properties officeooo:rsid="00110cbe" fo:background-color="#ffffff" loext:char-shading-value="0"/>
    </style:style>
    <style:style style:name="T279" style:family="text">
      <style:text-properties officeooo:rsid="023560be" fo:background-color="#ffffff" loext:char-shading-value="0"/>
    </style:style>
    <style:style style:name="T280" style:family="text">
      <style:text-properties officeooo:rsid="0242eaa4" fo:background-color="#ffffff" loext:char-shading-value="0"/>
    </style:style>
    <style:style style:name="T281" style:family="text">
      <style:text-properties officeooo:rsid="0244d94e" fo:background-color="#ffffff" loext:char-shading-value="0"/>
    </style:style>
    <style:style style:name="T282" style:family="text">
      <style:text-properties officeooo:rsid="025839fd" fo:background-color="#ffffff" loext:char-shading-value="0"/>
    </style:style>
    <style:style style:name="T283" style:family="text">
      <style:text-properties officeooo:rsid="026d525c" fo:background-color="#ffffff" loext:char-shading-value="0"/>
    </style:style>
    <style:style style:name="T284" style:family="text">
      <style:text-properties officeooo:rsid="00086c8e" fo:background-color="#ffffff" loext:char-shading-value="0"/>
    </style:style>
    <style:style style:name="T285" style:family="text">
      <style:text-properties officeooo:rsid="026edfca" fo:background-color="#ffffff" loext:char-shading-value="0"/>
    </style:style>
    <style:style style:name="T286" style:family="text">
      <style:text-properties officeooo:rsid="0272730c" fo:background-color="#ffffff" loext:char-shading-value="0"/>
    </style:style>
    <style:style style:name="T287" style:family="text">
      <style:text-properties officeooo:rsid="0273bc43" fo:background-color="#ffffff" loext:char-shading-value="0"/>
    </style:style>
    <style:style style:name="T288" style:family="text">
      <style:text-properties officeooo:rsid="01df3766" fo:background-color="#ffffff" loext:char-shading-value="0"/>
    </style:style>
    <style:style style:name="T289" style:family="text">
      <style:text-properties officeooo:rsid="0277a899" fo:background-color="#ffffff" loext:char-shading-value="0"/>
    </style:style>
    <style:style style:name="T290" style:family="text">
      <style:text-properties officeooo:rsid="027e909b" fo:background-color="#ffffff" loext:char-shading-value="0"/>
    </style:style>
    <style:style style:name="T291" style:family="text">
      <style:text-properties officeooo:rsid="033e21f0" fo:background-color="#ffffff" loext:char-shading-value="0"/>
    </style:style>
    <style:style style:name="T292" style:family="text">
      <style:text-properties officeooo:rsid="033ec7a3" fo:background-color="#ffffff" loext:char-shading-value="0"/>
    </style:style>
    <style:style style:name="T293" style:family="text">
      <style:text-properties officeooo:rsid="023304c0"/>
    </style:style>
    <style:style style:name="T294" style:family="text">
      <style:text-properties officeooo:rsid="023a8061"/>
    </style:style>
    <style:style style:name="T295" style:family="text">
      <style:text-properties officeooo:rsid="023c663a"/>
    </style:style>
    <style:style style:name="T296" style:family="text">
      <style:text-properties officeooo:rsid="023daa74"/>
    </style:style>
    <style:style style:name="T297" style:family="text">
      <style:text-properties officeooo:rsid="02488890"/>
    </style:style>
    <style:style style:name="T298" style:family="text">
      <style:text-properties officeooo:rsid="024bf1cf"/>
    </style:style>
    <style:style style:name="T299" style:family="text">
      <style:text-properties officeooo:rsid="024e5240"/>
    </style:style>
    <style:style style:name="T300" style:family="text">
      <style:text-properties officeooo:rsid="0250534b"/>
    </style:style>
    <style:style style:name="T301" style:family="text">
      <style:text-properties officeooo:rsid="0253234f"/>
    </style:style>
    <style:style style:name="T302" style:family="text">
      <style:text-properties officeooo:rsid="024f0ff8" fo:background-color="transparent" loext:char-shading-value="0"/>
    </style:style>
    <style:style style:name="T303" style:family="text">
      <style:text-properties officeooo:rsid="00086c8e" fo:background-color="transparent" loext:char-shading-value="0"/>
    </style:style>
    <style:style style:name="T304" style:family="text">
      <style:text-properties officeooo:rsid="025c76cf"/>
    </style:style>
    <style:style style:name="T305" style:family="text">
      <style:text-properties officeooo:rsid="0264e746"/>
    </style:style>
    <style:style style:name="T306" style:family="text">
      <style:text-properties officeooo:rsid="026c7f0f"/>
    </style:style>
    <style:style style:name="T307" style:family="text">
      <style:text-properties officeooo:rsid="0270390a"/>
    </style:style>
    <style:style style:name="T308" style:family="text">
      <style:text-properties officeooo:rsid="0006e6f8"/>
    </style:style>
    <style:style style:name="T309" style:family="text">
      <style:text-properties officeooo:rsid="028a0774"/>
    </style:style>
    <style:style style:name="T310" style:family="text">
      <style:text-properties style:text-line-through-style="none" style:text-line-through-type="none" fo:font-style="normal" style:text-underline-style="none" officeooo:rsid="02998615" style:font-style-asian="normal" style:font-style-complex="normal"/>
    </style:style>
    <style:style style:name="T311" style:family="text">
      <style:text-properties style:text-line-through-style="none" style:text-line-through-type="none" fo:font-style="normal" style:text-underline-style="none" officeooo:rsid="029ad66b" style:font-style-asian="normal" style:font-style-complex="normal"/>
    </style:style>
    <style:style style:name="T312" style:family="text">
      <style:text-properties style:text-line-through-style="none" style:text-line-through-type="none" fo:font-style="normal" style:text-underline-style="none" officeooo:rsid="029bb9a7" style:font-style-asian="normal" style:font-style-complex="normal"/>
    </style:style>
    <style:style style:name="T313" style:family="text">
      <style:text-properties style:text-line-through-style="none" style:text-line-through-type="none" fo:font-style="normal" style:text-underline-style="none" officeooo:rsid="029c4089" style:font-style-asian="normal" style:font-style-complex="normal"/>
    </style:style>
    <style:style style:name="T314" style:family="text">
      <style:text-properties style:text-line-through-style="none" style:text-line-through-type="none" fo:font-style="normal" style:text-underline-style="none" officeooo:rsid="02a5776e" style:font-style-asian="normal" style:font-style-complex="normal"/>
    </style:style>
    <style:style style:name="T315" style:family="text">
      <style:text-properties style:text-line-through-style="none" style:text-line-through-type="none" fo:font-style="normal" style:text-underline-style="none" officeooo:rsid="02af51ad" style:font-style-asian="normal" style:font-style-complex="normal"/>
    </style:style>
    <style:style style:name="T316" style:family="text">
      <style:text-properties style:text-line-through-style="none" style:text-line-through-type="none" fo:font-style="normal" style:text-underline-style="none" officeooo:rsid="02c8891a" style:font-style-asian="normal" style:font-style-complex="normal"/>
    </style:style>
    <style:style style:name="T317" style:family="text">
      <style:text-properties style:text-line-through-style="none" style:text-line-through-type="none" fo:font-style="normal" style:text-underline-style="none" officeooo:rsid="03147ebc" style:font-style-asian="normal" style:font-style-complex="normal"/>
    </style:style>
    <style:style style:name="T318"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19"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20"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21"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22"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23"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24"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25"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26"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27" style:family="text">
      <style:text-properties officeooo:rsid="0284bd42"/>
    </style:style>
    <style:style style:name="T328" style:family="text">
      <style:text-properties officeooo:rsid="028acdb3"/>
    </style:style>
    <style:style style:name="T329" style:family="text">
      <style:text-properties officeooo:rsid="028e17e1"/>
    </style:style>
    <style:style style:name="T330" style:family="text">
      <style:text-properties officeooo:rsid="0295432f"/>
    </style:style>
    <style:style style:name="T331" style:family="text">
      <style:text-properties officeooo:rsid="029c4089"/>
    </style:style>
    <style:style style:name="T332" style:family="text">
      <style:text-properties officeooo:rsid="029c5bf6"/>
    </style:style>
    <style:style style:name="T333" style:family="text">
      <style:text-properties officeooo:rsid="02a75c7b"/>
    </style:style>
    <style:style style:name="T334" style:family="text">
      <style:text-properties officeooo:rsid="02ae221d"/>
    </style:style>
    <style:style style:name="T335" style:family="text">
      <style:text-properties officeooo:rsid="02b045f8"/>
    </style:style>
    <style:style style:name="T336" style:family="text">
      <style:text-properties officeooo:rsid="02b09f9b"/>
    </style:style>
    <style:style style:name="T337" style:family="text">
      <style:text-properties officeooo:rsid="02b5a5f4"/>
    </style:style>
    <style:style style:name="T338" style:family="text">
      <style:text-properties officeooo:rsid="02b7baf8"/>
    </style:style>
    <style:style style:name="T339" style:family="text">
      <style:text-properties officeooo:rsid="02bac7c9"/>
    </style:style>
    <style:style style:name="T340" style:family="text">
      <style:text-properties officeooo:rsid="02bebe3b"/>
    </style:style>
    <style:style style:name="T341" style:family="text">
      <style:text-properties officeooo:rsid="02c55eef"/>
    </style:style>
    <style:style style:name="T342" style:family="text">
      <style:text-properties officeooo:rsid="02d2092c"/>
    </style:style>
    <style:style style:name="T343" style:family="text">
      <style:text-properties officeooo:rsid="02d86d6c"/>
    </style:style>
    <style:style style:name="T344" style:family="text">
      <style:text-properties officeooo:rsid="02e282b9"/>
    </style:style>
    <style:style style:name="T345" style:family="text">
      <style:text-properties officeooo:rsid="02f0e103"/>
    </style:style>
    <style:style style:name="T346" style:family="text">
      <style:text-properties officeooo:rsid="02f2ba1f"/>
    </style:style>
    <style:style style:name="T347" style:family="text">
      <style:text-properties officeooo:rsid="02f63819"/>
    </style:style>
    <style:style style:name="T348" style:family="text">
      <style:text-properties officeooo:rsid="02fad434"/>
    </style:style>
    <style:style style:name="T349" style:family="text">
      <style:text-properties officeooo:rsid="02fc503d"/>
    </style:style>
    <style:style style:name="T350" style:family="text">
      <style:text-properties officeooo:rsid="02fcfe42"/>
    </style:style>
    <style:style style:name="T351" style:family="text">
      <style:text-properties officeooo:rsid="02ff0c76"/>
    </style:style>
    <style:style style:name="T352" style:family="text">
      <style:text-properties officeooo:rsid="02ffbb48"/>
    </style:style>
    <style:style style:name="T353" style:family="text">
      <style:text-properties officeooo:rsid="030030ba"/>
    </style:style>
    <style:style style:name="T354" style:family="text">
      <style:text-properties officeooo:rsid="0300607e"/>
    </style:style>
    <style:style style:name="T355" style:family="text">
      <style:text-properties officeooo:rsid="03061890"/>
    </style:style>
    <style:style style:name="T356" style:family="text">
      <style:text-properties officeooo:rsid="03088f30"/>
    </style:style>
    <style:style style:name="T357" style:family="text">
      <style:text-properties officeooo:rsid="030935c6"/>
    </style:style>
    <style:style style:name="T358" style:family="text">
      <style:text-properties officeooo:rsid="030952c5"/>
    </style:style>
    <style:style style:name="T359" style:family="text">
      <style:text-properties officeooo:rsid="030ce8d5"/>
    </style:style>
    <style:style style:name="T360" style:family="text">
      <style:text-properties officeooo:rsid="0317832d"/>
    </style:style>
    <style:style style:name="T361" style:family="text">
      <style:text-properties officeooo:rsid="031c2bb1"/>
    </style:style>
    <style:style style:name="T362" style:family="text">
      <style:text-properties officeooo:rsid="0320f04d"/>
    </style:style>
    <style:style style:name="T363" style:family="text">
      <style:text-properties officeooo:rsid="0321ecc3"/>
    </style:style>
    <style:style style:name="T364" style:family="text">
      <style:text-properties officeooo:rsid="032c2b76"/>
    </style:style>
    <style:style style:name="T365" style:family="text">
      <style:text-properties officeooo:rsid="032d1ae0"/>
    </style:style>
    <style:style style:name="T366" style:family="text">
      <style:text-properties officeooo:rsid="032ee59b"/>
    </style:style>
    <style:style style:name="T367" style:family="text">
      <style:text-properties officeooo:rsid="03311490"/>
    </style:style>
    <style:style style:name="T368" style:family="text">
      <style:text-properties officeooo:rsid="0333ea89"/>
    </style:style>
    <style:style style:name="T369" style:family="text">
      <style:text-properties officeooo:rsid="0335714d"/>
    </style:style>
    <style:style style:name="T370" style:family="text">
      <style:text-properties officeooo:rsid="03398125"/>
    </style:style>
    <style:style style:name="T371" style:family="text">
      <style:text-properties officeooo:rsid="03413bc8"/>
    </style:style>
    <style:style style:name="T372" style:family="text">
      <style:text-properties officeooo:rsid="0342c73b"/>
    </style:style>
    <style:style style:name="T373" style:family="text">
      <style:text-properties officeooo:rsid="03432940"/>
    </style:style>
    <style:style style:name="T374" style:family="text">
      <style:text-properties officeooo:rsid="0347c345"/>
    </style:style>
    <style:style style:name="T375" style:family="text">
      <style:text-properties officeooo:rsid="034ae142"/>
    </style:style>
    <style:style style:name="T376" style:family="text">
      <style:text-properties officeooo:rsid="034c6817"/>
    </style:style>
    <style:style style:name="T377" style:family="text">
      <style:text-properties officeooo:rsid="03559501"/>
    </style:style>
    <style:style style:name="T378" style:family="text">
      <style:text-properties officeooo:rsid="0355ed92"/>
    </style:style>
    <style:style style:name="T379" style:family="text">
      <style:text-properties officeooo:rsid="03567e16"/>
    </style:style>
    <style:style style:name="T380" style:family="text">
      <style:text-properties officeooo:rsid="0357667c"/>
    </style:style>
    <style:style style:name="T381" style:family="text">
      <style:text-properties officeooo:rsid="035da5a1"/>
    </style:style>
    <style:style style:name="T382" style:family="text">
      <style:text-properties officeooo:rsid="036070ef"/>
    </style:style>
    <style:style style:name="T383" style:family="text">
      <style:text-properties officeooo:rsid="03616dd3"/>
    </style:style>
    <style:style style:name="T384" style:family="text">
      <style:text-properties officeooo:rsid="03650913"/>
    </style:style>
    <style:style style:name="T385" style:family="text">
      <style:text-properties officeooo:rsid="03657c60"/>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39">estrelas serão u termometro para qualidade.</text:span></text:p>
      <text:list xml:id="list4621197934956020213" text:style-name="L1">
        <text:list-item>
          <text:p text:style-name="P156"><text:span text:style-name="T3">Participante estátco </text:span><text:span text:style-name="T75">ou alvo</text:span>, pessoa cadastrada ou não no sistema <text:s/><text:span text:style-name="T376">e possíves candidatos a trabalhar durante o evento caso algo de errado aconteça</text:span></text:p>
        </text:list-item>
        <text:list-item>
          <text:p text:style-name="P156"><text:span text:style-name="T3">Participante dinâmico,</text:span> representa todos os envolvidos na produção, performanse controle etc. <text:span text:style-name="T364">d</text:span>o evento.</text:p>
        </text:list-item>
        <text:list-item>
          <text:p text:style-name="P156"><text:span text:style-name="T3">Participante principal,</text:span> define investidores, ou promotores de eventos cujo desempenha trabalho adiministrativo antes, durante e depois do evento <text:span text:style-name="T365">e fornecimento de insumos</text:span>.</text:p>
          <text:p text:style-name="P164"/>
        </text:list-item>
      </text:list>
      <text:p text:style-name="P44">– <text:span text:style-name="T11">login/</text:span><text:span text:style-name="T46">logout</text:span></text:p>
      <text:p text:style-name="P63"><text:tab/><text:span text:style-name="T273"> </text:span><text:span text:style-name="T283">Deve ofrecer a função de entrar no sistema ou sair </text:span><text:span text:style-name="T286">salvando todas as alterações e fechando todo o sistema. </text:span><text:span text:style-name="T289">Ao entrar <text:s/>o usuário deverá ser conduzido para</text:span><text:span text:style-name="T276"> o </text:span><text:span text:style-name="T302">lobby</text:span><text:span text:style-name="T276">. </text:span><text:span text:style-name="T287">Quando os dados do usuário se motrarem incompativeis com a senha deve ser su</text:span><text:span text:style-name="T291">ge</text:span><text:span text:style-name="T287">rido o modo de recuperação de senha mais adequado, ou o sistema de cadastramento</text:span><text:span text:style-name="T224">.</text:span></text:p>
      <text:p text:style-name="P23"><text:span text:style-name="T287">→</text:span><text:span text:style-name="T273"> </text:span><text:span text:style-name="T287">S</text:span><text:span text:style-name="T273">alvaDados</text:span><text:span text:style-name="T290">Temporarios</text:span><text:span text:style-name="T273">:</text:span></text:p>
      <text:p text:style-name="P74"><text:span text:style-name="T220"><text:tab/>Garante a persistencia dos dados, durante a utilização do sistema, tantando garantir até mesmo as alterações temporarias. </text:span><text:span text:style-name="T225">E caso o sistema seja fechado inesperadamente. </text:span></text:p>
      <text:p text:style-name="P68"><text:span text:style-name="T3">→</text:span><text:span text:style-name="T45"> ConfirmaDados</text:span><text:span text:style-name="T47">Login</text:span><text:span text:style-name="T45">:</text:span></text:p>
      <text:p text:style-name="P68"><text:span text:style-name="T45"><text:tab/></text:span><text:span text:style-name="T201">Se encarrega de verificar os dados que são enseridos, e confirma a existencia no banco de dados.</text:span><text:span text:style-name="T202"> No caso de dados como cpf ou cnpj deve haver uma busca de dados nos órgãos reponsaveis do governo.</text:span></text:p>
      <text:p text:style-name="P68"><text:span text:style-name="T3">→</text:span><text:span text:style-name="T44"> </text:span><text:span text:style-name="T3">Cadastro r</text:span><text:span text:style-name="T43">á</text:span><text:span text:style-name="T3">pido</text:span>:</text:p>
      <text:p text:style-name="P68"><text:tab/>Sistema de cadastramento apartir de redes sociais, esse sitema deve, no ato do cadastramento, absorver os dados do usuário atravéz d<text:span text:style-name="T304">e</text:span> rede socia<text:span text:style-name="T304">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30"> </text:span><text:span text:style-name="T49">CompararDados</text:span><text:span text:style-name="T330">:</text:span></text:p>
      <text:p text:style-name="P68"><text:tab/><text:span text:style-name="T330">Serve fornece imformações sobre eventos que possão pregudicar a criação de um evento pro proximidade, ou por conflitos de pessoas lugares etc.</text:span></text:p>
      <text:p text:style-name="P77">→ <text:span text:style-name="T3">AnexadorDeEventos</text:span>:</text:p>
      <text:p text:style-name="P77"><text:tab/>Tem como função principal ligar o evento a propaganda, ou propagandas, ou eventos a propaganda. Sendo possível gerencial posteriormente.</text:p>
      <text:p text:style-name="P77">→<text:span text:style-name="T332"> </text:span><text:span text:style-name="T50">Cooperadores</text:span><text:span text:style-name="T332">:</text:span></text:p>
      <text:p text:style-name="P77"><text:tab/><text:span text:style-name="T332">deve ter acesso a lista de amigos, participantes do evento e pessoas da vitrine, para selecionar e lhes dar acesso aos dados já produzidos fornecer um sistema de seleção dos mesmos para participar da criação.</text:span></text:p>
      <text:p text:style-name="P78">→ <text:span text:style-name="T51">criar</text:span><text:span text:style-name="T48">Propagandas</text:span>:</text:p>
      <text:p text:style-name="P79"><text:tab/><text:span text:style-name="T309">D</text:span>eve ofertar toda <text:span text:style-name="T310">um sistema de criação de propagandas, <text:s/>de ser possível anexa o evento, impulsiona-los, <text:s/>de compartilhamento em redes sociais al</text:span><text:span text:style-name="T314">é</text:span><text:span text:style-name="T310">m de fornecer uma entrada para o s</text:span><text:span text:style-name="T314">i</text:span><text:span text:style-name="T310">stema de criação de eventos, deve tabém garantir os dados <text:s/>temporarios uma vez que sejá iniciados uma criação de propaganda. </text:span><text:span text:style-name="T311">Deve conter alterações e exclusão buscas de propagandas do ra</text:span><text:span text:style-name="T316">s</text:span><text:span text:style-name="T311">cunho e eventos prontos, </text:span><text:span text:style-name="T317">além de permirti que todas as propagandas sejam salvas em uma lista para serem recuperadas depois.</text:span></text:p>
      <text:p text:style-name="P79"><text:span text:style-name="T317">→ </text:span><text:span text:style-name="T319">ListaDePropaganas</text:span><text:span text:style-name="T317">:</text:span></text:p>
      <text:p text:style-name="P80"><text:span text:style-name="T317"><text:tab/></text:span><text:span text:style-name="T325">Consiste em mostrar todas as </text:span><text:span text:style-name="T326">propagandas</text:span><text:span text:style-name="T325"> cadastrados no sistema pelo usuário e tabém as </text:span><text:span text:style-name="T326">propagandas</text:span><text:span text:style-name="T325"> públicas, podendo ser selecionados, e permitindo acesso para edição de acordo com o nível de permição do usuário com a </text:span><text:span text:style-name="T326">propagandas</text:span><text:span text:style-name="T325">. <text:s/>Quando utilizados devem fornercer estrelas para seu criador.</text:span></text:p>
      <text:p text:style-name="P79"><text:span text:style-name="T311">→</text:span><text:span text:style-name="T312"> </text:span><text:span text:style-name="T318">Modalidades</text:span><text:span text:style-name="T312">:</text:span></text:p>
      <text:p text:style-name="P153"><text:tab/>Deve apresentar modalidades para a propaganda, que poderar ser cooperativa, privada, <text:span text:style-name="T334">e demais restrições.</text:span></text:p>
      <text:p text:style-name="P71">→<text:span text:style-name="T331"> </text:span><text:span text:style-name="T52">feedback</text:span><text:span text:style-name="T331">:</text:span></text:p>
      <text:p text:style-name="P71"><text:span text:style-name="T312"><text:tab/></text:span><text:span text:style-name="T315">Ária reser</text:span><text:span text:style-name="T313">vada para propagandas cooperativas, por aqui o criador da propaganda deve receber alterações da mesma por usuários que estajam marcados para participar da criação.</text:span></text:p>
      <text:p text:style-name="P69"><text:span text:style-name="T3">→</text:span><text:span text:style-name="T44">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4"> </text:span><text:span text:style-name="T3">Cadastro</text:span>:</text:p>
      <text:p text:style-name="P70"><text:tab/><text:span text:style-name="T283"> </text:span><text:span text:style-name="T285">D</text:span><text:span text:style-name="T283">eve </text:span><text:span text:style-name="T284">oferecer os modelos de cadastros rápidos através de redes sociais, e os habituais modelos de cadastro, nesse momento o </text:span><text:span text:style-name="T221">participante</text:span><text:span text:style-name="T284"> </text:span><text:span text:style-name="T274">que</text:span><text:span text:style-name="T284"> optar pelo modelo rápido, compartilhará, nas suas redes sociais escolhidas, um link para o site e para o canal promocional.</text:span> <text:span text:style-name="T307">Deve também </text:span>oferecer o cadastramento específicos, como cadastro para participante dinâmico ou estáticos, empresas e investidores anjos. <text:span text:style-name="T307">O cadastro deve oferecer a possíbilidade de cadastrar quantas redes sociais o usuário achar necessário</text:span>. <text:span text:style-name="T306">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22">devem ter ofertado a possibilidade de receber por e-mail atualizações e</text:span><text:span text:style-name="T223">ntre outros.</text:span></text:p>
      <text:p text:style-name="P70"><text:span text:style-name="T223">→</text:span><text:span text:style-name="T92">editorDePromocao</text:span><text:span text:style-name="T229">:</text:span></text:p>
      <text:p text:style-name="P139"><text:tab/>Oferesse um editor de promoções para propagandas, eventos etc.</text:p>
      <text:p text:style-name="P139">→<text:span text:style-name="T381"> </text:span><text:span text:style-name="T85">gatilhoDePromocao</text:span><text:span text:style-name="T381">:</text:span></text:p>
      <text:p text:style-name="P139"><text:tab/><text:span text:style-name="T381">Através de gatilhor promoções poderam ser ativadas automaticamente, inclusive dureante a execulsao de um evento.</text:span></text:p>
      <text:p text:style-name="P70"><text:span text:style-name="T229">→</text:span><text:span text:style-name="T230"> </text:span><text:span text:style-name="T93">ListaDePomocoes</text:span><text:span text:style-name="T230">:</text:span></text:p>
      <text:p text:style-name="P72"><text:span text:style-name="T230"><text:tab/></text:span><text:span text:style-name="T231">Sistema que permite apresentar todos </text:span><text:span text:style-name="T234">as promoções</text:span><text:span text:style-name="T231"> cadastrados, do participante e </text:span><text:span text:style-name="T234">as promoções</text:span><text:span text:style-name="T231"> publicos listando primeiro os impulsionados e os com maior n</text:span><text:span text:style-name="T232">ú</text:span><text:span text:style-name="T231">mero de estrelas. </text:span><text:span text:style-name="T233">Quando utilizados devem fornercer estrelas para seu criador</text:span></text:p>
      <text:p text:style-name="P70"><text:span text:style-name="T223">→</text:span><text:span text:style-name="T226"> </text:span><text:span text:style-name="T228">C</text:span><text:span text:style-name="T91">ontrato</text:span><text:span text:style-name="T226">:</text:span></text:p>
      <text:p text:style-name="P70"><text:span text:style-name="T226"><text:tab/>Deve ofertar um sistema de criação de contrato, perçonalizavel, e oferecer já os padrões </text:span><text:span text:style-name="T227">para facilitar.</text:span></text:p>
      <text:p text:style-name="P64">→<text:span text:style-name="T305"> </text:span><text:s/><text:span text:style-name="T40">outdoor</text:span><text:span text:style-name="T3">:</text:span></text:p>
      <text:p text:style-name="P65"><text:tab/><text:span text:style-name="T2">Pá</text:span>gina principal da aplicação o<text:span text:style-name="T293">n</text:span>de ficará disponível todos <text:span text:style-name="T273">os subsistemas básicos, </text:span><text:span text:style-name="T277">acessíveis por um único botão deslizante</text:span><text:span text:style-name="T273">, </text:span><text:span text:style-name="T278">este deve apresentar as propagandas cadastradas, por </text:span><text:span text:style-name="T279">participantes</text:span><text:span text:style-name="T278">, empresa ou outros, com um pequeno botão que leve qualquer </text:span><text:span text:style-name="T221">participante</text:span><text:span text:style-name="T278"> a pagina de criação de propagandas ou gerenciamento, de acordo com a relação do </text:span><text:span text:style-name="T221">participante</text:span><text:span text:style-name="T278"> com a propaganda. Deverá ser a primeira ária acessível após cadastro, aqui o </text:span><text:span text:style-name="T221">participante</text:span><text:span text:style-name="T278"> receberá notificações em ordem cronológica de prioridades </text:span><text:span text:style-name="T292">de acordo com o alcance das mesmas</text:span><text:span text:style-name="T278">, terá também um contador/histórico de visitas. Apresentará os eventos em andamento tendo uma conexão com o sistema de mapas.</text:span><text:span text:style-name="T322"> Para ususários externos ao sistema deve-se restringir a visualização para vitrine, criação de eventos, lobby de festas e loja/compras.</text:span></text:p>
      <text:p text:style-name="P65"><text:span text:style-name="T322">→</text:span><text:span text:style-name="T324"> </text:span><text:span text:style-name="T321">Dados do evento:</text:span></text:p>
      <text:p text:style-name="P154"><text:tab/>sistema de exibção de dados do sistema como data numero de pessoas trabalhando etrações etc.</text:p>
      <text:p text:style-name="P65"><text:span text:style-name="T322">→</text:span><text:span text:style-name="T323"> </text:span><text:span text:style-name="T320">Lobby de festas</text:span><text:span text:style-name="T323">:</text:span></text:p>
      <text:p text:style-name="P155"><text:tab/>Apresentará de forma gráfica todos os eventos cadastrado no mapa, com um sinalizador em forma circular representando o alcance do evendo. Deve dar acesso a o sistema de impulsionamento de eventos al<text:span text:style-name="T335">é</text:span>m de possibilitar a participação de usuários a festa, <text:s/><text:span text:style-name="T335">e</text:span> de mostrar propaganda<text:span text:style-name="T336">s</text:span> do evento caso o usuário necessite, a lista de propagandas cadastradas e um buscador de eventos.</text:p>
      <text:p text:style-name="P63"><text:span text:style-name="T278">→</text:span><text:span text:style-name="T280"> </text:span><text:span text:style-name="T89">histórico </text:span><text:span text:style-name="T90">de visualizações</text:span></text:p>
      <text:p text:style-name="P63"><text:span text:style-name="T280"><text:tab/></text:span><text:span text:style-name="T281">Apresenta todos os participantes que tenham visualizado o perfil do participante, podendo guardar dados por uma faixa de tempo pré estabelecida.</text:span></text:p>
      <text:p text:style-name="P62">→ <text:span text:style-name="T3">chat</text:span></text:p>
      <text:p text:style-name="P38"><text:tab/><text:span text:style-name="T2">Através do chat o </text:span><text:span text:style-name="T180">participante</text:span><text:span text:style-name="T2"> terá como se comunicar com pessoas que participem do seu grupo social, e enviar e-mail para qualquer outro </text:span><text:span text:style-name="T180">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163">→ <text:span text:style-name="T3">CriarDebate</text:span>:</text:p>
      <text:p text:style-name="P163"><text:tab/>Possibilita a insserção de participantes a conversa, facilitando os dialogos em grupo, esse sistema possibilitara durante os eventos uma comunicação entre os participantes <text:s/>para melhor eficiencia do evento.</text:p>
      <text:p text:style-name="P163">→<text:span text:style-name="T383"> </text:span><text:span text:style-name="T86">EnviarEmail</text:span><text:span text:style-name="T383">:</text:span></text:p>
      <text:p text:style-name="P163"><text:tab/><text:span text:style-name="T383">Sistema que possibilita a criação e envio de e-mails para podendo criar uma lista de contatos de e-mails.</text:span></text:p>
      <text:p text:style-name="P163">→<text:span text:style-name="T384"> </text:span><text:span text:style-name="T87">ListaDeDialogos</text:span><text:span text:style-name="T384">:</text:span></text:p>
      <text:p text:style-name="P163"><text:tab/><text:span text:style-name="T384">Permite a persistência de conversas dos usuários em ambos os celulares com todos os dados de hora e de forma cronologica não podendo ser alteradas pelo usuário.</text:span></text:p>
      <text:p text:style-name="P163">→<text:span text:style-name="T385"> </text:span><text:span text:style-name="T88">BloquioDeParticipantes</text:span><text:span text:style-name="T385">:</text:span></text:p>
      <text:p text:style-name="P163"><text:tab/><text:span text:style-name="T385">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3"><text:span text:style-name="T6">→</text:span><text:span text:style-name="T37"> editor perfil</text:span></text:p>
      <text:p text:style-name="P38"><text:tab/><text:span text:style-name="T94">Esse subsistema tem como objetivo absorver o máximo de dados dos </text:span><text:span text:style-name="T180">participante</text:span><text:span text:style-name="T94">,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80">participante</text:span><text:span text:style-name="T94">, como nome, endereço, telefone, cnpj, <text:s/>etc de acordo com a modalidade escolhida pelo </text:span><text:span text:style-name="T180">participante</text:span><text:span text:style-name="T94">, além do status do </text:span><text:span text:style-name="T180">participante</text:span><text:span text:style-name="T94">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21"> deve consultar através do apelido do usuário ou e-mail caso a conta não sejá </text:span><text:span text:style-name="T204">corporação</text:span><text:span text:style-name="T121">, caso seja <text:s/>deve-se absorver dados como cnpj, </text:span><text:span text:style-name="T200">identidade, cpf,</text:span><text:span text:style-name="T121"> com copias altenticadas que deve ser enviadas pelos correios, </text:span><text:span text:style-name="T200">também para</text:span><text:span text:style-name="T121"> autonomos </text:span><text:span text:style-name="T200">com a substituição de cnpj por </text:span><text:span text:style-name="T121">cpf. *</text:span><text:span text:style-name="T200">devo acrescentar melhores formas de garantir a segurança dos dados do usuário, se possível verificar a possibilidade de empresas intermediadoras.</text:span><text:span text:style-name="T308"><text:tab/></text:span></text:p>
      <text:p text:style-name="P73">→<text:span text:style-name="T371"> </text:span><text:span text:style-name="T77">Transazcao</text:span><text:span text:style-name="T371">:</text:span></text:p>
      <text:p text:style-name="P73"><text:tab/><text:span text:style-name="T371">Deve fornecer um modelo genérico de concluzão de pagamento, através de cartões boletos ou sistemas onlines</text:span></text:p>
      <text:p text:style-name="P28">→<text:span text:style-name="T101"> </text:span><text:span text:style-name="T5">gerenciador de maketing</text:span><text:span text:style-name="T101">*(1)</text:span></text:p>
      <text:p text:style-name="P45"><text:tab/><text:span text:style-name="T101">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04"> </text:span><text:span text:style-name="T105">Conterá meta dados para o auxilio das publicações. E</text:span><text:span text:style-name="T104">sse</text:span><text:span text:style-name="T101"> elemento estará inserido no outdoor como um subsistema.</text:span></text:p>
      <text:p text:style-name="P75"><text:span text:style-name="T3">→ </text:span><text:span text:style-name="T61">ListaDePropagandas</text:span>:</text:p>
      <text:p text:style-name="P76"><text:tab/>Oferesse uma lista visual de todas as propagandas cadastradas no sistema, <text:span text:style-name="T327">com acesso aos subsitemas de, no caso de propriedade da propaganda ou de propagandas cooperativasta</text:span>, <text:span text:style-name="T328">tendo a possibilidade de maximizar a</text:span> visibilidade as propagandas impulsiona<text:span text:style-name="T328">ndo-</text:span>as.</text:p>
      <text:p text:style-name="P75">→ <text:span text:style-name="T3">Impulsinador</text:span>:</text:p>
      <text:p text:style-name="P75"><text:tab/>Sistema de conpra de alcance de propagandas e eventos.</text:p>
      <text:p text:style-name="P81">Deve garantir que o usuário sejá informado caso haja um novo impulsionamento do mesmo evento/propaganda para que o mesmo decia se vai proceguir ou não.</text:p>
      <text:p text:style-name="P42">→<text:span text:style-name="T110"> </text:span><text:span text:style-name="T7">administração</text:span><text:span text:style-name="T110"> </text:span><text:span text:style-name="T7">de</text:span><text:span text:style-name="T110"> </text:span><text:span text:style-name="T7">status</text:span></text:p>
      <text:p text:style-name="P38"><text:tab/><text:span text:style-name="T111">Apresenta de forma cronológica todos os eventos feitos, participados e proporcionados pelo </text:span><text:span text:style-name="T180">participante</text:span><text:span text:style-name="T111">, podendo ser separado em listadas públicas ou privadas, com lucro ou sem e ficando a critério do </text:span><text:span text:style-name="T180">participante</text:span><text:span text:style-name="T111"> a possibilidades de privacidade do status, total ou parcial, também contendo a avaliação individual e geral dos eventos linkando os participantes através de um sistema de expansão e amostra. Estará contido dentro do perfil de </text:span><text:span text:style-name="T180">participante</text:span><text:span text:style-name="T111">.</text:span></text:p>
      <text:p text:style-name="P38">→<text:span text:style-name="T346"> </text:span><text:span text:style-name="T63">GerarComandas</text:span><text:span text:style-name="T346">:</text:span></text:p>
      <text:p text:style-name="P38"><text:tab/><text:span text:style-name="T346">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50"> </text:span><text:span text:style-name="T66">VisualizadorDeComandas</text:span><text:span text:style-name="T350">:</text:span></text:p>
      <text:p text:style-name="P38"><text:tab/><text:span text:style-name="T350">permite a visualização da comanda no ato da impreção ou caso seja uma comanda digital como fica em dispositivos.</text:span></text:p>
      <text:p text:style-name="P42">→<text:span text:style-name="T112"> </text:span><text:span text:style-name="T8">vitrine</text:span></text:p>
      <text:p text:style-name="P38"><text:tab/><text:span text:style-name="T112">Onde ficará dispostos os </text:span><text:span text:style-name="T180">participante</text:span><text:span text:style-name="T112"> do sistema, possibilitando entrar em contato pelo e-mail ou chat, dependendo da relação entre o </text:span><text:span text:style-name="T180">participante</text:span><text:span text:style-name="T112">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80">participante</text:span><text:span text:style-name="T112"> comum etc. Podendo ter a abertura </text:span><text:span text:style-name="T203">de</text:span><text:span text:style-name="T112">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37"> </text:span><text:span text:style-name="T53">SistemaDeSusgestão</text:span><text:span text:style-name="T337">:</text:span></text:p>
      <text:p text:style-name="P38"><text:tab/><text:span text:style-name="T337">Garante que durante as pesquisas havera um valor intermediário entre os mas qualificados, mais estrelas, e com moir volume de impulsionamento de empresas e ususários.</text:span></text:p>
      <text:p text:style-name="P28">→ <text:span text:style-name="T38">administração de</text:span><text:span text:style-name="T297"> <text:s/></text:span><text:span text:style-name="T9">agenda</text:span></text:p>
      <text:p text:style-name="P39"><text:tab/><text:span text:style-name="T113">De estrema importância, a agenda terá a tarefa de garantir que informações de eventos de horário de eventos, de recebimento de mercadorias, de reuniões etc, notificando o </text:span><text:span text:style-name="T180">participante</text:span><text:span text:style-name="T113"> e ajudando-o a se organizar, indicando afazeres dos mesmo antes do evento durante o evento, e após o evento, também deve servir de comparativo de eventos que já foram feitos no mesmo período, deve conter a relação dos </text:span><text:span text:style-name="T180">participante</text:span><text:span text:style-name="T199">s</text:span><text:span text:style-name="T113"> para cada evento, e todos os outros itens descritos na ficha de agenda. Quando houver pelo menos um evento acontecendo a agenda deve ficar em destaque. Essa subsistema pertencerá ao outdoor.</text:span></text:p>
      <text:p text:style-name="P39">→<text:span text:style-name="T361"> </text:span><text:span text:style-name="T72">Afazeres</text:span><text:span text:style-name="T361">:</text:span></text:p>
      <text:p text:style-name="P39"><text:tab/><text:span text:style-name="T361">Situado na agenda fornece uma área de vuzualização de dados prescritos para o dia, podendo gerar alarmes, e reprensentando sua importância por cores.</text:span></text:p>
      <text:p text:style-name="P39">→<text:span text:style-name="T73">listaDeAfazeres</text:span><text:span text:style-name="T362">:</text:span></text:p>
      <text:p text:style-name="P39"><text:tab/><text:span text:style-name="T362">Apresenta em ordem cronologica dodos os afazeres marcados no calendario, além de permitir acesso aos sitemas de criação de afazeres.</text:span></text:p>
      <text:p text:style-name="P39">→<text:span text:style-name="T363"> </text:span><text:span text:style-name="T74">BuscaAfazer</text:span><text:span text:style-name="T363">:</text:span></text:p>
      <text:p text:style-name="P39"><text:tab/><text:span text:style-name="T363">Situado na agenda, é o sistema responsavel por encontrar eventos já cadas pelo nome, tag etc.</text:span></text:p>
      <text:p text:style-name="P85">→ <text:span text:style-name="T3">EditorDeAlarme</text:span>:</text:p>
      <text:p text:style-name="P85"><text:tab/>Permite a criação de uma alarme para ser chamado pelo despertador porteriormente.</text:p>
      <text:p text:style-name="P28">→<text:span text:style-name="T300"> s</text:span><text:span text:style-name="T42">istema de compartilhamento</text:span><text:span text:style-name="T300"> </text:span></text:p>
      <text:p text:style-name="P41"><text:tab/><text:span text:style-name="T300">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6">→ <text:span text:style-name="T3">compartilhar</text:span>:</text:p>
      <text:p text:style-name="P86"><text:tab/>Sistema deve conter todos os dispositivos para compartilhamentos em redes sociais.</text:p>
      <text:p text:style-name="P40">→<text:span text:style-name="T116"> </text:span><text:span text:style-name="T17">editor de histórico de publicações</text:span><text:span text:style-name="T116">*(1)</text:span></text:p>
      <text:p text:style-name="P28"><text:tab/><text:span text:style-name="T116">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35">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9">→<text:span text:style-name="T377"> </text:span><text:span text:style-name="T84">listaDeMonitorados</text:span><text:span text:style-name="T377">:</text:span></text:p>
      <text:p text:style-name="P39"><text:tab/><text:span text:style-name="T377">Lista de todos os eventos que estão acontecendo e que precisam ser acompanhados em tempo real, tendo todos os eventos pessoais e os que o usuário participa.</text:span></text:p>
      <text:p text:style-name="P39">→<text:span text:style-name="T378"> </text:span><text:span text:style-name="T81">monitorUnidadeEvento</text:span><text:span text:style-name="T378">:</text:span></text:p>
      <text:p text:style-name="P39"><text:tab/><text:span text:style-name="T378">Tem como função apresentar todos os adados atualizados em tempo real do evento, tal como grafico de progeção, cheklist, lista de convidados.</text:span></text:p>
      <text:p text:style-name="P39">→<text:span text:style-name="T379"> </text:span><text:span text:style-name="T82">avaliacao</text:span><text:span text:style-name="T379">:</text:span></text:p>
      <text:p text:style-name="P39"><text:tab/><text:span text:style-name="T379">Permite que todos os envolvidos deem pontuação no decorrer do evendo, podendo dar notas negativas essas que seram apenas confirmadas quando as notas forem unanimes </text:span><text:soft-page-break/><text:span text:style-name="T379">para um usuário.</text:span></text:p>
      <text:p text:style-name="P39">→<text:span text:style-name="T380"> </text:span><text:span text:style-name="T83">monitorDePosicao</text:span><text:span text:style-name="T380">:</text:span></text:p>
      <text:p text:style-name="P39"><text:tab/><text:span text:style-name="T380">Apresenta no mapa a posição de todos os participantes dinâmicos e estáticos, o percursso possível que eles vão fazer e o tem po que devem levar.</text:span></text:p>
      <text:p text:style-name="P38">→<text:span text:style-name="T12">editor de <text:s/></text:span><text:span text:style-name="T29">participante</text:span></text:p>
      <text:p text:style-name="P38"><text:tab/><text:span text:style-name="T237">Sistema onde é possível avaliar, características de um </text:span><text:span text:style-name="T180">participante</text:span><text:span text:style-name="T237"> da lista de contatos, remover um </text:span><text:span text:style-name="T180">participante</text:span><text:span text:style-name="T237">, e alterar a privacidade para um </text:span><text:span text:style-name="T180">participante</text:span><text:span text:style-name="T237"> específico.</text:span></text:p>
      <text:p text:style-name="P61">→<text:span text:style-name="T3"> sistema de navegação</text:span></text:p>
      <text:p text:style-name="P61"><text:tab/>Sistema com o foco de apresentar as possíveis rotas, conduções, e o tempo de viajem entre o participante e o evento. <text:span text:style-name="T329">Localizando os participantes estáticos, atualizando o participante principal de suas posições<text:tab/>.</text:span></text:p>
      <text:p text:style-name="P61">→<text:span text:style-name="T272"> </text:span><text:span text:style-name="T34">praça</text:span></text:p>
      <text:p text:style-name="P61"><text:tab/><text:span text:style-name="T272">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73"> </text:span><text:span text:style-name="T79">contratarExpancao</text:span><text:span text:style-name="T373">:</text:span></text:p>
      <text:p text:style-name="P61"><text:tab/><text:span text:style-name="T373">Sistema voltado para <text:s/>apreciação de contratos e servições internos do sistema como a expação dos expaço de memória do usuário, numero de amigos, etc.</text:span></text:p>
      <text:p text:style-name="P61">→<text:span text:style-name="T372"> </text:span><text:span text:style-name="T78">CarregarArquivo</text:span><text:span text:style-name="T372">:</text:span></text:p>
      <text:p text:style-name="P61"><text:tab/><text:span text:style-name="T372">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19"><text:tab/><text:span text:style-name="T269">Ficará disposto na vitrine, s</text:span>istema de loja para <text:span text:style-name="T263">participante</text:span> inscritos no sistema e com as devidas documentações do perfil de lojista preenchidas, aqui será possível fazer compra, venda, e troca de produtos, dividindo-se em sistema de acesso por <text:span text:style-name="T263">participante</text:span> ou por empregado, deve fornecer todas as condições para o comércio como calculo de frete, descontos <text:s/>indicações de produtos pelo perfil quando <text:span text:style-name="T263">participante</text:span> cadastrados, listagem e edição de produtos e preços, formas de pagamento, devoluções controle de estoque, gerenciador de propagandas etc, o modelo de loja apresentado aqui <text:span text:style-name="T374">é</text:span> descrito melhor na ficha de loja <text:s/>poderá ser acessado por qualquer um <text:span text:style-name="T263">participante</text:span> ou não pertencente a rede interna ou não, <text:span text:style-name="T245">sendo esse um módulo ainda a sem pensar por conta de lidar diretamente com dinheiro e segurança de dados</text:span>. </text:p>
      <text:p text:style-name="P118"/>
      <text:p text:style-name="P37">→<text:span text:style-name="T16">eventos</text:span></text:p>
      <text:p text:style-name="P38"><text:tab/><text:span text:style-name="T246">Esse módulo tratará todas as interações dos desenvolvedores de eventos, no que diz respeito a projeção, criação mantenimento e conclusão do mesmo, sendo assim um compilado de editores simuladores e um sistema de esclarecimento/ajuda dos </text:span><text:span text:style-name="T180">participante</text:span><text:span text:style-name="T246">, com o intuito de agiliza ao máximo o projeto, evitando erros e minimizando imprevistos. Melhores detalhes na ficha de criação de eventos.</text:span></text:p>
      <text:p text:style-name="P38">→<text:span text:style-name="T370"> </text:span><text:span text:style-name="T76">Ipulsionamento</text:span><text:span text:style-name="T370">:</text:span></text:p>
      <text:p text:style-name="P38"><text:tab/><text:span text:style-name="T370">Apresenta um sistema de almento de vissualizações deve funcionar almentando o raio ou se aprofundando na armore de amigos do usuário.</text:span></text:p>
      <text:p text:style-name="P38">→<text:span text:style-name="T338"> </text:span><text:span text:style-name="T54">Convidados</text:span><text:span text:style-name="T338">:</text:span></text:p>
      <text:p text:style-name="P38"><text:tab/><text:span text:style-name="T33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45"> </text:span><text:span text:style-name="T62">Gerador</text:span><text:span text:style-name="T345">:</text:span></text:p>
      <text:p text:style-name="P38"><text:tab/><text:span text:style-name="T345">Sistema que proporciona a criação de artidos de forma randomica contruindo a si mesmo se valendo de itens externos priorizados com impulsionados e numero de estrelas.</text:span></text:p>
      <text:p text:style-name="P38">→<text:span text:style-name="T340"> </text:span><text:span text:style-name="T55">Gerador</text:span><text:span text:style-name="T60">AutomaticoDeEventos</text:span><text:span text:style-name="T340">:</text:span></text:p>
      <text:p text:style-name="P38"><text:tab/><text:span text:style-name="T34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42"> </text:span><text:span text:style-name="T58">Cardapios</text:span><text:span text:style-name="T342">:</text:span></text:p>
      <text:p text:style-name="P38"><text:tab/><text:span text:style-name="T342">sistema para criar cardapios selecionando receitas da lista de receitas do usuário , podendo compartilha-lo e impulsiona-lo, tornado-os publicos cooperativos ou privados. E adicionar tags.</text:span></text:p>
      <text:p text:style-name="P83">→ <text:span text:style-name="T3">VisualizadorDeCardapio</text:span>:</text:p>
      <text:p text:style-name="P83"><text:tab/>Permite a visualização <text:span text:style-name="T352">comcluida </text:span>do cardapio caso seja impresso ou como será visto em dispositivos, tabém permite o acesso ao visualizador de comandas.</text:p>
      <text:p text:style-name="P38">→<text:span text:style-name="T347"> </text:span><text:span text:style-name="T64">EditorDeReceita</text:span><text:span text:style-name="T347">:</text:span></text:p>
      <text:p text:style-name="P46"><text:tab/><text:span text:style-name="T347">permite a criação de receitas possibilitando anexar imagens vídeos e audios,. Permite adicionar a lista de receitas do usuário pode configurar como publica ou privada.</text:span></text:p>
      <text:p text:style-name="P46">→<text:span text:style-name="T353"> </text:span><text:span text:style-name="T68">VisualizadorDeReceitas</text:span><text:span text:style-name="T353">:</text:span></text:p>
      <text:p text:style-name="P46"><text:tab/><text:span text:style-name="T353">Permite a visualização da disposição do texto, vídeo, imagens e áudio que compõe a receita.</text:span></text:p>
      <text:p text:style-name="P46">→<text:span text:style-name="T356"> </text:span><text:span text:style-name="T70">ListaDeReceitas</text:span><text:span text:style-name="T356">:</text:span></text:p>
      <text:p text:style-name="P12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47">→ </text:span><text:span text:style-name="T64">EditorDePreço</text:span><text:span text:style-name="T347">:</text:span></text:p>
      <text:p text:style-name="P84"><text:tab/>Permite a criação de preços além de gerenciar valores de moedas extrangeiras, de está conectado com a calculadore de preço para que haja o controle dos valores dos produtos e de venda. </text:p>
      <text:p text:style-name="P82">→ <text:span text:style-name="T3">EditorDeCategoria</text:span>:</text:p>
      <text:p text:style-name="P82"><text:tab/>Permite a escolha de uma categoria préestabelecia ou a criação de um, a categorias criadas mais repetidas pelos usuários devem ser acrescentada com o tempo na lista de categorias, essa classificação deverá permitir facilitar <text:span text:style-name="T348">as buscas </text:span>por filtros. <text:span text:style-name="T354">Permite também adicionar na lista de a novas tags criadas na lista de categorias <text:s/>publicas.</text:span></text:p>
      <text:p text:style-name="P82">→<text:span text:style-name="T349"> </text:span><text:span text:style-name="T65">EditorDeLayout</text:span><text:span text:style-name="T349">:</text:span></text:p>
      <text:p text:style-name="P82"><text:tab/><text:span text:style-name="T349">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2">→<text:span text:style-name="T351"> </text:span><text:span text:style-name="T67">VisualizadorDeLayout</text:span><text:span text:style-name="T351">:</text:span></text:p>
      <text:p text:style-name="P82"><text:tab/><text:span text:style-name="T351">Permite vizualizar o layout concluido.</text:span></text:p>
      <text:p text:style-name="P82">→<text:span text:style-name="T357"> </text:span><text:span text:style-name="T71">ListaDeLayout</text:span><text:span text:style-name="T357">:</text:span></text:p>
      <text:p text:style-name="P128"><text:span text:style-name="T209"><text:tab/></text:span><text:span text:style-name="T355">Consiste em mostrar todas os layout cadastrados no sistema pelo usuário e tabém os layout públicos, podendo ser selecionados, e permitindo acesso para edição de acordo com o nível de permição do usuário com o layout. </text:span><text:span text:style-name="T209"><text:s/></text:span><text:span text:style-name="T359">Q</text:span><text:span text:style-name="T209">uando utilizados devem fornercer estrelas para seu criador.</text:span></text:p>
      <text:p text:style-name="P37">→<text:span text:style-name="T298"> </text:span><text:span text:style-name="T39">rascunho de eventos</text:span><text:span text:style-name="T196">:</text:span></text:p>
      <text:p text:style-name="P37"><text:span text:style-name="T39"><text:tab/></text:span><text:span text:style-name="T196">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49">Tem função de apresentar todas as possíveis eventualidades, de forma interativa, ocorridas durante um evento, mostrando os riscos e apresentando soluções, de forma ao </text:span><text:span text:style-name="T153">participante principal</text:span><text:span text:style-name="T149"> pelo evento possa prever algum problema e tratá-lo antes que possa se tornar prejudicial, </text:span><text:span text:style-name="T150">mais detalhes descritos na ficha de simuladores.</text:span><text:span text:style-name="T149">.</text:span></text:p>
      <text:p text:style-name="P34">→<text:span text:style-name="T19">checklist</text:span></text:p>
      <text:p text:style-name="P47"><text:tab/><text:span text:style-name="T255">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4">→<text:span text:style-name="T299"> </text:span><text:span text:style-name="T41">notificações de usuários</text:span></text:p>
      <text:p text:style-name="P34"><text:span text:style-name="T41"><text:tab/></text:span><text:span text:style-name="T197">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59">Simples editor com a finalidade de fornecer já pronto um contrato podendo ser alterado pelo editor e sendo enviado a todos os participantes dinâmicos relacionados ao evento.</text:span></text:p>
      <text:p text:style-name="P32"><text:span text:style-name="T159">→</text:span><text:span text:style-name="T160"> </text:span><text:span text:style-name="T121"><text:s/></text:span><text:span text:style-name="T22">notificação de </text:span><text:span text:style-name="T23">problemas</text:span></text:p>
      <text:p text:style-name="P31"><text:span text:style-name="T22"><text:tab/></text:span><text:span text:style-name="T161">Interface que utiliza o chat entre os participantes, </text:span><text:span text:style-name="T164">para notificar roubos, problemas elétricos,</text:span><text:span text:style-name="T161"> </text:span><text:span text:style-name="T164">objetos faltantes, </text:span><text:span text:style-name="T167">etc. </text:span><text:span text:style-name="T164">criando</text:span><text:span text:style-name="T162"> um </text:span><text:span text:style-name="T163">histórico</text:span><text:span text:style-name="T162"> de roubos e danos associados aos participantes com o intuito de entender e prever ações de má-fé vinda de um participante,</text:span></text:p>
      <text:p text:style-name="P31"><text:span text:style-name="T165">que eventualmente poderá ser penalizado</text:span><text:span text:style-name="T162"> </text:span><text:span text:style-name="T165">perdendo</text:span><text:span text:style-name="T162"> <text:s/>credibilidade assim que constatado ocorridos com outros eventos, diminuindo </text:span><text:span text:style-name="T166">o ranking das buscas para o mesmo</text:span><text:span text:style-name="T162"> e <text:s/>penalizando </text:span><text:span text:style-name="T167">nos vigores da lei, se necessário</text:span><text:span text:style-name="T162">, </text:span><text:span text:style-name="T161">esses custos deve</text:span><text:span text:style-name="T167">m</text:span><text:span text:style-name="T161">, ser previamente calculado para qualquer evento evitando assim maiores problemas, e criando as devidas alterações nos lucros do evento.</text:span></text:p>
      <text:p text:style-name="P30"><text:span text:style-name="T159">→</text:span><text:span text:style-name="T160"> </text:span><text:span text:style-name="T24">lista</text:span><text:span text:style-name="T57">DeE</text:span><text:span text:style-name="T24">eventos:</text:span></text:p>
      <text:p text:style-name="P30"><text:span text:style-name="T24"><text:tab/></text:span><text:span text:style-name="T207">Tem a finalidade de mostrar todos os eventos já confirmados </text:span><text:span text:style-name="T208">pelo usuário</text:span><text:span text:style-name="T207"> permitindo que os memos sej</text:span><text:span text:style-name="T211">ão</text:span><text:span text:style-name="T207"> alterados se necessários</text:span><text:span text:style-name="T208">. </text:span><text:span text:style-name="T212">F</text:span><text:span text:style-name="T207">azendo alterações </text:span><text:span text:style-name="T208">os</text:span><text:span text:style-name="T207"> eventos devem garantir que as alterações sejam atualizadas nas redes sociais. </text:span><text:span text:style-name="T208">E para todos que já tiverem marcado presença. </text:span></text:p>
      <text:p text:style-name="P26">→ Co<text:span text:style-name="T375">m</text:span>paradorDeEventos:</text:p>
      <text:p text:style-name="P30"><text:tab/><text:span text:style-name="T256">Simples sistema que tem como objetivo marcar no mapa os eventos que estão acontecendo simultaneamente apresentando o gráfico com o raio de alcance de cada evento, com um link para checklist.</text:span></text:p>
      <text:p text:style-name="P30"><text:span text:style-name="T159">→</text:span><text:span text:style-name="T160"> </text:span><text:span text:style-name="T25">editor de cardápio</text:span></text:p>
      <text:p text:style-name="P30"><text:span text:style-name="T168"><text:tab/>Tem como apresentar um cardápio global onde todos os participantes da rede terão acesso a receitas ,que tenham sidas postadas como publicas pelos seu criador</text:span><text:span text:style-name="T169">es</text:span><text:span text:style-name="T168">, </text:span><text:span text:style-name="T169">construindo assim uma base de dados para uso geral, participantes que adicionarem receitas receberão pontos para melhorar o ranking de busca, além de serem possíveis de colocá-las em se</text:span><text:span text:style-name="T210">u</text:span><text:span text:style-name="T169"> histórico, melhorando assim sua publicidade, </text:span><text:span text:style-name="T170">deve conter um espaço para fotos, vídeos etc, melhores detalhes na ficha de editor de cardápio.</text:span></text:p>
      <text:p text:style-name="P30"><text:span text:style-name="T159">→</text:span><text:span text:style-name="T160"> </text:span><text:span text:style-name="T26">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382">Além de mostrar a avaliação dos perticipantes auvo durante a execulção do evento</text:span></text:p>
      <text:p text:style-name="P30">→<text:span text:style-name="T266"> </text:span><text:span text:style-name="T80">confirmacaoDePresencaFisica:</text:span></text:p>
      <text:p text:style-name="P30"><text:span text:style-name="T31"><text:tab/></text:span><text:span text:style-name="T186">Sistema onde ocorre a validação de presença de um participante pela confirmação visual do participante principal, por gps ou caso exista um participante delegado a fazer isso.</text:span></text:p>
      <text:p text:style-name="P30"><text:span text:style-name="T159">→</text:span><text:span text:style-name="T160"> </text:span><text:span text:style-name="T27">curva de evolução d</text:span><text:span text:style-name="T28">e</text:span><text:span text:style-name="T27"> evento</text:span></text:p>
      <text:p text:style-name="P29"><text:span text:style-name="T27"><text:tab/></text:span><text:span text:style-name="T178">S</text:span><text:span text:style-name="T176">istema gráfico de apresentação de evolução dos lucros de um evento, </text:span><text:span text:style-name="T179">através da captação de dados de consumo e número de participantes estáticos no momento e com base em dados de outros </text:span><text:span text:style-name="T180">participante</text:span><text:span text:style-name="T176">, </text:span><text:span text:style-name="T177">este tem a função de apresentar a evolução do evento de verificar o melhor momento para terminar o evento a fim de minimizar gastos, podendo ser </text:span><text:span text:style-name="T185">prolongada</text:span><text:span text:style-name="T177"> ou </text:span><text:span text:style-name="T185">encolhida</text:span><text:span text:style-name="T177"> de acordo com a evolução do evento, sugerir acréscimo/decréscimo de itens, aumentando a jornada dos participantes e os ressarci</text:span><text:span text:style-name="T185">r</text:span><text:span text:style-name="T177"> por oras adicionais, recalculando os lucros e despesas, </text:span><text:span text:style-name="T184"><text:s/>se for o caso, o clima, e eventos acontecendo simultaneamente, </text:span><text:span text:style-name="T182">histórico de eventos <text:s/></text:span><text:span text:style-name="T185">feitos</text:span><text:span text:style-name="T182"> no local, temas parecidos etc.</text:span><text:span text:style-name="T184"> além de verificar o raio de alcance dos </text:span><text:span text:style-name="T171">participantes</text:span><text:span text:style-name="T184"> ao evento em questão, apresentando dados sobre o potencial </text:span><text:span text:style-name="T183">lucro/desperdícios,</text:span><text:span text:style-name="T184"> caso o evento seja desperdícios, deve sugerir o cancelamento ou quando for potencialmente prejudicial para a empresa interna um evento criado por um participante.</text:span></text:p>
      <text:p text:style-name="P115">→<text:span text:style-name="T294"> </text:span><text:span text:style-name="T35">rascunho de propagandas</text:span></text:p>
      <text:p text:style-name="P115"><text:tab/><text:span text:style-name="T295">Tem como abjetivo salvar em uma lista para que possa ser posteriormente publicada, editada, etc. Além de apresentar de maneira visual o resultado final.</text:span></text:p>
      <text:p text:style-name="P113">→<text:span text:style-name="T32">d</text:span><text:span text:style-name="T3">espertador</text:span></text:p>
      <text:p text:style-name="P113"><text:tab/><text:span text:style-name="T264">Q</text:span>ue funcione para múltiplos horários, <text:span text:style-name="T114">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1"><text:span text:style-name="T261">→</text:span><text:span text:style-name="T30">pesquizaClimática</text:span></text:p>
      <text:p text:style-name="P111"><text:tab/>O sistema deve pesquisar o clima e informar para a agenda e as projeções do clima para a o mês.</text:p>
      <text:p text:style-name="P116">→<text:span text:style-name="T36">participantes de evento</text:span></text:p>
      <text:p text:style-name="P116"><text:tab/><text:span text:style-name="T296">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08">Localização da empresa, através do mapa.</text:span></text:p>
      <text:p text:style-name="P55"/>
      <text:p text:style-name="P150"><text:tab/>*Deve ser melhorado <text:span text:style-name="T100">a entrada de dados para </text:span><text:s/><text:span text:style-name="T100">melhor ajustes das </text:span>documentações necessária que compõe as empresas e trabalhadores <text:span text:style-name="T96">autônomos.</text:span></text:p>
      <text:p text:style-name="P149"><text:tab/>* <text:span text:style-name="T109">preciso organizar melhor as fichas especificas para os </text:span><text:span text:style-name="T180">participante</text:span></text:p>
      <text:p text:style-name="P148">.</text:p>
      <text:p text:style-name="P147"/>
      <text:p text:style-name="P151"><text:tab/><text:span text:style-name="T97">Sobre: área para uma breve descrição do que é a empresa o com o que trabalha, permitindo uma imagem logo.</text:span></text:p>
      <text:p text:style-name="P151"/>
      <text:p text:style-name="P152"><text:tab/><text:span text:style-name="T98">Conexão para os parceiros do </text:span><text:span text:style-name="T180">participante</text:span><text:span text:style-name="T98">.</text:span></text:p>
      <text:p text:style-name="P151"/>
      <text:p text:style-name="P151"><text:tab/><text:span text:style-name="T99">Certificações e/ou dados profissional e/ou curriculum empresarial.</text:span></text:p>
      <text:p text:style-name="P147"/>
      <text:p text:style-name="P54"><text:tab/><text:span text:style-name="T95">Histórico de eventos:*(1) aqui deve ser possível publicar fotos, vídeos, e textos referentes aos eventos promovidos ou participados pelo </text:span><text:span text:style-name="T180">participante</text:span><text:span text:style-name="T95">,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80">participante</text:span><text:span text:style-name="T95">, as fotos devem ser postadas no instagran, e os textos devem ser armazenados nos bancos de dados com o mesmo número limite de caracteres do twitter, sendo possível twittalos, os </text:span><text:span text:style-name="T180">participante</text:span><text:span text:style-name="T95">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80">participante</text:span> que criaram propagandas anteriormente, mostrando o cruzamento de dados para gerar maior eficiência das propagandas, <text:span text:style-name="T107">comparando com eventos que não contrataram propagandas, esse serviço deve publicar através das redes sociais para um maior alcance.</text:span></text:p>
      <text:p text:style-name="P50"/>
      <text:p text:style-name="P48"><text:span text:style-name="T248"><text:tab/>D</text:span>eve apresentar uma lista selecionável de itens a serem levados em consideração durante a criação de qualquer propaganda <text:span text:style-name="T106">para uma melhor experiência.</text:span></text:p>
      <text:list xml:id="list8226254824728639008" text:style-name="L2">
        <text:list-item>
          <text:p text:style-name="P200">números de <text:span text:style-name="T258">participantes</text:span> atingidos.</text:p>
        </text:list-item>
        <text:list-item>
          <text:p text:style-name="P157">Língua do local de exibção da propaganda</text:p>
        </text:list-item>
        <text:list-item>
          <text:p text:style-name="P158">características dos <text:span text:style-name="T258">participantes</text:span> atingidos.</text:p>
        </text:list-item>
        <text:list-item>
          <text:p text:style-name="P158"><text:s/>renda dos <text:span text:style-name="T258">participantes</text:span> atingidos.</text:p>
        </text:list-item>
        <text:list-item>
          <text:p text:style-name="P158"><text:s/>região dos <text:span text:style-name="T258">participantes</text:span> atingidos.</text:p>
        </text:list-item>
        <text:list-item>
          <text:p text:style-name="P158"><text:s/>tipo de investimento de <text:span text:style-name="T258">participantes</text:span> atingidos.</text:p>
        </text:list-item>
        <text:list-item>
          <text:p text:style-name="P159"><text:s/>proximidade dos <text:span text:style-name="T258">participantes</text:span> atingidos.</text:p>
        </text:list-item>
        <text:list-item>
          <text:p text:style-name="P160"><text:s/>idade dos <text:span text:style-name="T258">participantes</text:span> atingidos.</text:p>
        </text:list-item>
        <text:list-item>
          <text:p text:style-name="P161">Conexões/contatos dos <text:span text:style-name="T180">participante</text:span> atingidos.</text:p>
        </text:list-item>
        <text:list-item>
          <text:p text:style-name="P203">Número de conexões do participante</text:p>
        </text:list-item>
      </text:list>
      <text:p text:style-name="P27"/>
      <text:p text:style-name="P21">ficha de agenda:</text:p>
      <text:p text:style-name="P114"><text:tab/><text:span text:style-name="T115">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text:span><text:soft-page-break/><text:span text:style-name="T115">extenso. Deve ser composta por sinalizadores de titulo, que represente o grau de importância do título, preferencialmente por cores.</text:span></text:p>
      <text:p text:style-name="P114"><text:span text:style-name="T262"><text:tab/></text:span>Exemplo: quando um <text:span text:style-name="T258">participantes</text:span> for criar uma marcação para algum compromisso, ele criara um sinalizador de importância, esse será referenciado na hora de apresentar as notificações.</text:p>
      <text:p text:style-name="P114"/>
      <text:p text:style-name="P112"><text:tab/>→ <text:span text:style-name="T261">D</text:span>espertador</text:p>
      <text:p text:style-name="P110"><text:tab/>→ <text:span text:style-name="T261">Sistema de pesquisa climática.</text:span></text:p>
      <text:p text:style-name="P109"><text:tab/>→<text:span text:style-name="T265"> Curva de evolução de eventos.</text:span></text:p>
      <text:p text:style-name="P108"><text:tab/>→ Chat </text:p>
      <text:p text:style-name="P96"><text:tab/>→<text:span text:style-name="T267"> M</text:span>onitoramento de eventos múltiplos.</text:p>
      <text:p text:style-name="P95"><text:tab/>→<text:span text:style-name="T268">Editor de histórico de publicações.</text:span></text:p>
      <text:p text:style-name="P107"><text:tab/><text:span text:style-name="T260">→ Checklist.</text:span></text:p>
      <text:p text:style-name="P107"/>
      <text:p text:style-name="P88">Deve conter os seguintes campos</text:p>
      <text:p text:style-name="P88"><text:tab/>Titulo:</text:p>
      <text:p text:style-name="P88"><text:tab/>Data:</text:p>
      <text:p text:style-name="P88"><text:tab/>duração:</text:p>
      <text:p text:style-name="P88"><text:tab/>participantes → este deve ser preenchido pelo sistema. <text:span text:style-name="T249">Apresenta uma projeção dos lucros que seriam obtidos, se houvesse lucros significativos</text:span>.</text:p>
      <text:p text:style-name="P88"><text:tab/><text:span text:style-name="T117">Descrição:</text:span></text:p>
      <text:p text:style-name="P88"><text:tab/><text:span text:style-name="T117">dados do evento:</text:span></text:p>
      <text:list xml:id="list5765339824798389741" text:style-name="L3">
        <text:list-item>
          <text:p text:style-name="P201">Telefone dos envolvidos.</text:p>
        </text:list-item>
        <text:list-item>
          <text:p text:style-name="P167">Descrição formal.</text:p>
        </text:list-item>
        <text:list-item>
          <text:p text:style-name="P168">Número de <text:span text:style-name="T258">participantes estáticos</text:span> → este deve ser preenchido pelo sistema.</text:p>
        </text:list-item>
        <text:list-item>
          <text:p text:style-name="P169">Local → este deve ser preenchido pelo sistema.</text:p>
        </text:list-item>
        <text:list-item>
          <text:p text:style-name="P170">Gastos.</text:p>
        </text:list-item>
        <text:list-item>
          <text:p text:style-name="P173">Estimativa de lucros, e os lucros.</text:p>
        </text:list-item>
        <text:list-item>
          <text:p text:style-name="P173">Cardápio → Formatado para impressão.</text:p>
        </text:list-item>
        <text:list-item>
          <text:p text:style-name="P171">Propagandas externas/internas → <text:span text:style-name="T258">participantes</text:span> <text:span text:style-name="T259">alvos que</text:span> tenham financiado <text:s/>para garantir espaço de publicações.</text:p>
        </text:list-item>
        <text:list-item>
          <text:p text:style-name="P172">Temática do evento → dia das bruxas, baile de mascaras, coffee break, etc.</text:p>
        </text:list-item>
        <text:list-item>
          <text:p text:style-name="P174">Meta dados.</text:p>
        </text:list-item>
        <text:list-item>
          <text:p text:style-name="P175"><text:span text:style-name="T118">Raio de alcance de participantes estáticos → gráfico que mostra de onde a </text:span><text:span text:style-name="T102">maior parte</text:span><text:span text:style-name="T118"> dos participantes estáticos vem, e qual a distância de suas moradia para o evento.</text:span></text:p>
        </text:list-item>
        <text:list-item>
          <text:p text:style-name="P176">Alugueis e serviços contratados.</text:p>
        </text:list-item>
        <text:list-item>
          <text:p text:style-name="P177">Produtos comercializáveis durante o evento.</text:p>
        </text:list-item>
      </text:list>
      <text:p text:style-name="P87"/>
      <text:p text:style-name="P20">Ficha de múltiplo monitoramento:</text:p>
      <text:p text:style-name="P19"><text:tab/><text:span text:style-name="T121"><text:tab/></text:span><text:span text:style-name="T188">Lista de funcionalidades de visualização digital não presencial de evolução do evento. </text:span><text:span text:style-name="T190">Área</text:span><text:span text:style-name="T189"> d</text:span><text:span text:style-name="T190">e</text:span><text:span text:style-name="T189"> notificações de acontecimentos em tempo real. </text:span><text:span text:style-name="T187">Tem como objetivo mostra de maneira gráfica a posição dos participantes envolvidos em um mesmo evento no mapa, com estimativa de tempo de chegada ao evento, ou para </text:span><text:span text:style-name="T191">alterr para uma</text:span><text:span text:style-name="T187"> melhor rota até o evento.</text:span></text:p>
      <text:p text:style-name="P106"/>
      <text:p text:style-name="P105"><text:tab/>→Curva de evolução de evento.</text:p>
      <text:p text:style-name="P18"><text:tab/><text:span text:style-name="T122">→Habilitar o sistema de avaliação.</text:span></text:p>
      <text:p text:style-name="P94"><text:tab/>→<text:span text:style-name="T119">Habilitar sistema de confirmação de presença.</text:span></text:p>
      <text:p text:style-name="P92"><text:tab/>→<text:span text:style-name="T120">Notificações de roubo.</text:span></text:p>
      <text:p text:style-name="P92"><text:tab/>→<text:span text:style-name="T236">Checklis.</text:span></text:p>
      <text:p text:style-name="P93"><text:tab/>→<text:span text:style-name="T254">vitrine.</text:span></text:p>
      <text:p text:style-name="P92"/>
      <text:p text:style-name="P17">Ficha Editor de eventos.</text:p>
      <text:p text:style-name="P14"><text:span text:style-name="T123"><text:tab/>Subsistema apresentado pelo </text:span><text:span text:style-name="T198">outdoor</text:span><text:span text:style-name="T123">, <text:s/></text:span><text:span text:style-name="T127">deve garantir que o </text:span><text:span text:style-name="T171">participante </text:span><text:span text:style-name="T172">principal</text:span><text:span text:style-name="T127"> não cometa erros, </text:span><text:span text:style-name="T130">como esquecer itens básicos ou colocar o número de participantes dinâmicos inferior ao numero mínimo necessário para um dado volume de participantes </text:span><text:span text:style-name="T156">e</text:span><text:span text:style-name="T130">státicos</text:span><text:span text:style-name="T127">, sempre que possível o notificá-lo de algum problema, </text:span><text:span text:style-name="T128">incentivá-lo a criar publicações comerciais com o intuito de aumentar o alcance da publicidade e com isso o lucro, </text:span><text:span text:style-name="T129">sugerindo, com base em registros de outros </text:span><text:span text:style-name="T180">participante</text:span><text:span text:style-name="T181">s</text:span><text:span text:style-name="T129">, publicações igualmente lucrativas</text:span><text:span text:style-name="T123">. </text:span><text:span text:style-name="T146">Deve poder criar publicações em outras mídias. </text:span><text:span text:style-name="T154">Gerar um arquivo editável e que sofra alterações de acordo com a necessidade, exemplo:</text:span></text:p>
      <text:p text:style-name="P13"><text:span text:style-name="T154"><text:tab/>Um </text:span><text:span text:style-name="T171">participante</text:span><text:span text:style-name="T154"> cria um evento, ele sugere um valor de investimento, após criação do evento um arquivo </text:span><text:span text:style-name="T103">checklist</text:span><text:span text:style-name="T154"> é criado, nele cont</text:span><text:span text:style-name="T155">é</text:span><text:span text:style-name="T154">m, cardápio, participantes, </text:span><text:span text:style-name="T155">etc,</text:span><text:span text:style-name="T154"> ele precisa alterar os custos das bebidas do cardápio fazendo isso ele automaticamente terá alterações no custo de produção, </text:span><text:span text:style-name="T155">e vice-versa.</text:span></text:p>
      <text:p text:style-name="P16"><text:span text:style-name="T155">O </text:span><text:span text:style-name="T121">checkliste é adicionado a agenda.</text:span></text:p>
      <text:p text:style-name="P104"><text:tab/></text:p>
      <text:p text:style-name="P12"><text:span text:style-name="T123"><text:tab/>→ </text:span><text:span text:style-name="T131">C</text:span><text:span text:style-name="T124">hecklist.</text:span></text:p>
      <text:p text:style-name="P12"><text:span text:style-name="T124"><text:tab/>→</text:span><text:span text:style-name="T125"> </text:span><text:span text:style-name="T131">S</text:span><text:span text:style-name="T125">istema de notificação de roubos ou danos materiais.</text:span></text:p>
      <text:p text:style-name="P103"><text:tab/>→ Lista de múltiplos eventos.</text:p>
      <text:p text:style-name="P12"><text:span text:style-name="T126"><text:tab/>→ </text:span><text:span text:style-name="T131">Editor de cardápio.</text:span></text:p>
      <text:p text:style-name="P12"><text:span text:style-name="T127"><text:tab/>→ </text:span><text:span text:style-name="T132">Caixa de sugestões.</text:span></text:p>
      <text:p text:style-name="P11"><text:span text:style-name="T132"><text:tab/>→ </text:span><text:span text:style-name="T133">Distinção</text:span><text:span text:style-name="T132"> </text:span><text:span text:style-name="T133">de eventos(público/privado) - </text:span><text:span text:style-name="T136">se público deve, em tempo real, avaliar as condições de lucro e investimentos.</text:span></text:p>
      <text:p text:style-name="P10"><text:span text:style-name="T132"><text:tab/>→ Capita</text:span><text:span text:style-name="T134">dor de receita, para comparação </text:span><text:span text:style-name="T135">entre o investido e o lucro</text:span><text:span text:style-name="T134">.</text:span></text:p>
      <text:p text:style-name="P9"><text:span text:style-name="T132"><text:tab/>→</text:span><text:span text:style-name="T138"> G</text:span><text:span text:style-name="T137">erenciador de maketing.</text:span></text:p>
      <text:p text:style-name="P15"><text:span text:style-name="T132"><text:tab/>→ </text:span><text:span text:style-name="T139">Vitrine </text:span><text:span text:style-name="T140">.</text:span></text:p>
      <text:list xml:id="list8702873814276417242" text:style-name="L4">
        <text:list-item>
          <text:p text:style-name="P202"/>
        </text:list-item>
        <text:list-item>
          <text:p text:style-name="P178"/>
        </text:list-item>
      </text:list>
      <text:p text:style-name="P7"><text:span text:style-name="T121"><text:tab/>→</text:span><text:span text:style-name="T148"> </text:span><text:span text:style-name="T143">Editor de contratos.</text:span></text:p>
      <text:p text:style-name="P8"><text:span text:style-name="T142"><text:tab/>→ </text:span><text:span text:style-name="T147">Múltiplos monitoramentos.</text:span></text:p>
      <text:p text:style-name="P7"><text:span text:style-name="T144"><text:tab/>→</text:span><text:span text:style-name="T145"> Simulador.</text:span></text:p>
      <text:p text:style-name="P7"><text:span text:style-name="T145">→</text:span><text:span text:style-name="T214"> </text:span><text:span text:style-name="T366">Gerador</text:span><text:span text:style-name="T214">:</text:span></text:p>
      <text:p text:style-name="P7"><text:span text:style-name="T214"><text:tab/>Gera com base em dados, bem sucedidos, novos eventos </text:span><text:span text:style-name="T215">propagandas etc.</text:span><text:span text:style-name="T214"> </text:span></text:p>
      <text:p text:style-name="P7"><text:span text:style-name="T215">→</text:span><text:span text:style-name="T216"> </text:span><text:span text:style-name="T367">ReculperaDados</text:span><text:span text:style-name="T216">:</text:span></text:p>
      <text:p text:style-name="P131"><text:tab/>Recupera os dados para do usuário ou de todos os participantes do sistema fazendo buscas seletivas como média moda, média ponderada etc.</text:p>
      <text:p text:style-name="P7"><text:span text:style-name="T216">→</text:span><text:span text:style-name="T217"> </text:span><text:span text:style-name="T368">GeraGrafico</text:span><text:span text:style-name="T217">:</text:span></text:p>
      <text:p text:style-name="P132"><text:tab/>Apresenta um gráficos gerados apartir dos dados recuperados podendo cria situações hipotéticas alterando os graficos manualmente.</text:p>
      <text:p text:style-name="P7"><text:span text:style-name="T217">→</text:span><text:span text:style-name="T218"> </text:span><text:span text:style-name="T369">Avaliador</text:span><text:span text:style-name="T218">:</text:span></text:p>
      <text:p text:style-name="P133"><text:tab/>Capita os dados recuperados comparando com os dados introduzidos pelo sistema afim de chgar em um denominador comum.</text:p>
      <text:p text:style-name="P7"><text:span text:style-name="T145">→</text:span><text:span text:style-name="T213"> </text:span><text:span text:style-name="T360">criarIngresso</text:span><text:span text:style-name="T213">:</text:span></text:p>
      <text:p text:style-name="P130"><text:tab/>Permite a criação de ingressos alem de possiblilitar acesso aos modulos de alteração impulsionamento etc, devendo ao fim da criação do ingresso ser possível salvar na lista de ingressos para recuperação posterior.</text:p>
      <text:p text:style-name="P7"><text:span text:style-name="T145">→</text:span><text:span text:style-name="T209"> </text:span><text:span text:style-name="T344">ListaDeIngressos</text:span><text:span text:style-name="T209">:</text:span></text:p>
      <text:p text:style-name="P125"><text:tab/>Sistema que permite apresentar todos os ingressos cadastrados, do participante e ingressos publicos listando primeiro os impulsionados e os com maior n<text:span text:style-name="T358">ú</text:span>mero de estrelas. <text:span text:style-name="T359">Quando utilizados devem fornercer estrelas para seu criador</text:span></text:p>
      <text:p text:style-name="P102">→<text:span text:style-name="T341"> </text:span><text:span text:style-name="T56">VisualizadorDeEvento</text:span><text:span text:style-name="T341">:</text:span></text:p>
      <text:p text:style-name="P102"><text:tab/><text:span text:style-name="T34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21">Sistema cujo a finalidade é está verificando e calculando dados de custos e lucros durante a criaçao de eventos além de ganrantir que não haja, sem quaquer tipo de aviso, alguma contradição entre os lucros e custos. </text:span><text:span text:style-name="T205">E um modelo simplificado de calculadora que resolva equações permita a criaçao de uma lista temporaria com os calculos realizados podendo voltar ao mesmo e re calcular </text:span><text:span text:style-name="T206">alem de poder colocar tags</text:span><text:span text:style-name="T205">.</text:span></text:p>
      <text:p text:style-name="P126">→<text:span text:style-name="T355"> </text:span><text:span text:style-name="T69">ListaDeCardapio</text:span><text:span text:style-name="T355">:</text:span></text:p>
      <text:p text:style-name="P127"><text:tab/><text:span text:style-name="T355">Consiste em mostrar todas os cardapios cadastrados no sistema pelo usuário e tabém os cardapios públicos, podendo ser selecionados, e permitindo acesso para edição de acordo com o nível de permição do usuário com o cardapio. </text:span><text:s/><text:span text:style-name="T359">Q</text:span>uando utilizados devem fornercer estrelas para seu criador.</text:p>
      <text:p text:style-name="P6">Ficha de sumuladores.</text:p>
      <text:p text:style-name="P6"><text:tab/>→<text:span text:style-name="T251"> </text:span><text:span text:style-name="T151">Deve conter um editor de </text:span><text:span text:style-name="T152">eventos com os seguintes itens:</text:span></text:p>
      <text:p text:style-name="P6"><text:span text:style-name="T152"><text:tab/>→</text:span><text:span text:style-name="T157"> monitor - toda via esse usará dados criados pelo sistema </text:span><text:span text:style-name="T158">de similação.</text:span></text:p>
      <text:list xml:id="list9131319155351040087" text:style-name="L5">
        <text:list-item>
          <text:p text:style-name="P180">Simular engarrafamento nas rotas dos participantes dinâmicos.</text:p>
        </text:list-item>
        <text:list-item>
          <text:p text:style-name="P180">Simula ausência de confirmação de participante dinâmico.</text:p>
        </text:list-item>
        <text:list-item>
          <text:p text:style-name="P181">Simular alteração de rota de todos os participantes.</text:p>
        </text:list-item>
        <text:list-item>
          <text:p text:style-name="P181">Simular abastecimento imprevisto durante o acontecimento do evento.</text:p>
        </text:list-item>
        <text:list-item>
          <text:p text:style-name="P181">Simular acréscimo/decréscimo de participantes durante o evento.</text:p>
        </text:list-item>
        <text:list-item>
          <text:p text:style-name="P182"><text:span text:style-name="T252">Simulação </text:span>de publicidades.</text:p>
        </text:list-item>
        <text:list-item>
          <text:p text:style-name="P183">Simular outros eventos acontecendo.</text:p>
        </text:list-item>
        <text:list-item>
          <text:p text:style-name="P183">Simula n<text:span text:style-name="T253">í</text:span>vel de pessoas.</text:p>
        </text:list-item>
        <text:list-item>
          <text:p text:style-name="P184">Simulador de tempo.</text:p>
        </text:list-item>
      </text:list>
      <text:p text:style-name="P92"><text:tab/></text:p>
      <text:p text:style-name="P5">Ficha checklist</text:p>
      <text:p text:style-name="P5"><text:tab/><text:span text:style-name="T173">Para o modulo terá como foco a organização de um documento em formato de lista, possível de ser alterada, e com um sistema de confi</text:span><text:span text:style-name="T219">rm</text:span><text:span text:style-name="T173">ação de dados listados, algo como uma marca de confer</text:span><text:span text:style-name="T219">e</text:span><text:span text:style-name="T173">. </text:span><text:span text:style-name="T174">Al</text:span><text:span text:style-name="T175">é</text:span><text:span text:style-name="T174">m de disponibilizar de maneira visual os investimentos feitos, de maneira geral ou individual e que sofra atualizações mediante qualquer alteração feita na lista.</text:span></text:p>
      <text:p text:style-name="P146">Campos de maior importância:</text:p>
      <text:list xml:id="list8767166180520491990" text:style-name="L6">
        <text:list-item>
          <text:p text:style-name="P185">participante dinâmicos</text:p>
        </text:list-item>
        <text:list-item>
          <text:p text:style-name="P185">participantes alvo</text:p>
        </text:list-item>
        <text:list-item>
          <text:p text:style-name="P185">número de participantes estáticos</text:p>
        </text:list-item>
        <text:list-item>
          <text:p text:style-name="P185">aluguéis</text:p>
        </text:list-item>
        <text:list-item>
          <text:p text:style-name="P187">serviços</text:p>
        </text:list-item>
        <text:list-item>
          <text:p text:style-name="P186">cardápio</text:p>
        </text:list-item>
        <text:list-item>
          <text:p text:style-name="P188">propagandas</text:p>
        </text:list-item>
        <text:list-item>
          <text:p text:style-name="P189">orçamento</text:p>
        </text:list-item>
        <text:list-item>
          <text:p text:style-name="P189">lucro</text:p>
          <text:p text:style-name="P190"/>
        </text:list-item>
      </text:list>
      <text:p text:style-name="P4">Ficha de editor de cardápio</text:p>
      <text:p text:style-name="P4"><text:tab/><text:span text:style-name="T192">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93">erá registrado no histórico do criador.</text:span></text:p>
      <text:p text:style-name="P101"/>
      <text:list xml:id="list7645117073995047645" text:style-name="L7">
        <text:list-item>
          <text:p text:style-name="P191">autor</text:p>
        </text:list-item>
        <text:list-item>
          <text:p text:style-name="P191">empresa</text:p>
        </text:list-item>
        <text:list-item>
          <text:p text:style-name="P191">titulo</text:p>
        </text:list-item>
        <text:list-item>
          <text:p text:style-name="P191">descrição</text:p>
        </text:list-item>
        <text:list-item>
          <text:p text:style-name="P191">ingredientes</text:p>
        </text:list-item>
        <text:list-item>
          <text:p text:style-name="P191">modo de preparo</text:p>
        </text:list-item>
        <text:list-item>
          <text:p text:style-name="P191">guarnições</text:p>
        </text:list-item>
        <text:list-item>
          <text:p text:style-name="P191">maneria de consumo</text:p>
        </text:list-item>
        <text:list-item>
          <text:p text:style-name="P191">dados extras</text:p>
        </text:list-item>
      </text:list>
      <text:p text:style-name="P89"/>
      <text:p text:style-name="P3"/>
      <text:p text:style-name="P2">Ficha de avaliação</text:p>
      <text:p text:style-name="P100"><text:tab/>Esse modulo deve apresentar para um participante uma lista de características básicas, e um editor de pontuação, podendo se estender através de tagsf</text:p>
      <text:p text:style-name="P145">características básicas:</text:p>
      <text:list xml:id="list5052796320720638560" text:style-name="L8">
        <text:list-item>
          <text:p text:style-name="P192">pontualidade</text:p>
        </text:list-item>
        <text:list-item>
          <text:p text:style-name="P192">organização</text:p>
        </text:list-item>
        <text:list-item>
          <text:p text:style-name="P193">entendimento das funções a serem exercidas</text:p>
        </text:list-item>
        <text:list-item>
          <text:p text:style-name="P194">honestidade</text:p>
        </text:list-item>
        <text:list-item>
          <text:p text:style-name="P195">velocidade</text:p>
        </text:list-item>
        <text:list-item>
          <text:p text:style-name="P195">confiabilidade</text:p>
        </text:list-item>
        <text:list-item>
          <text:p text:style-name="P196">multidisciplinaridade</text:p>
        </text:list-item>
      </text:list>
      <text:p text:style-name="P90"/>
      <text:p text:style-name="P90">além do espaço para tags avaliativas, os tags com muito uso serão anexadas as características básicas.</text:p>
      <text:p text:style-name="P90"/>
      <text:p text:style-name="P1">Ficha vitrine</text:p>
      <text:p text:style-name="P1"><text:tab/><text:span text:style-name="T195">Tem como principal características apresentar os participantes da rede de modo a facilitar a preenchimento de uma solicitação para um evento, estes podendo serem separados por classe, custos etc.</text:span></text:p>
      <text:p text:style-name="P1"><text:span text:style-name="T121"><text:tab/></text:span><text:span text:style-name="T195">características de ordenação da busca na vitrine</text:span></text:p>
      <text:list xml:id="list8644190149082788098" text:style-name="L9">
        <text:list-item>
          <text:p text:style-name="P165"><text:span text:style-name="T141">M</text:span><text:span text:style-name="T194">elhor aparência.</text:span></text:p>
        </text:list-item>
        <text:list-item>
          <text:p text:style-name="P179">Idade mais adequada.</text:p>
        </text:list-item>
        <text:list-item>
          <text:p text:style-name="P197">Participante projetado por publicações.</text:p>
        </text:list-item>
        <text:list-item>
          <text:p text:style-name="P197">Compradores de publicidade. </text:p>
        </text:list-item>
      </text:list>
      <text:list xml:id="list7344922034332138203" text:style-name="L10">
        <text:list-item>
          <text:p text:style-name="P199">Colaboradores por benefícios cedidos.</text:p>
        </text:list-item>
        <text:list-item>
          <text:p text:style-name="P199">Investidores.</text:p>
        </text:list-item>
        <text:list-item>
          <text:p text:style-name="P198">Com melhor avaliação.</text:p>
        </text:list-item>
        <text:list-item>
          <text:p text:style-name="P198">Com o maior número de indicações.</text:p>
        </text:list-item>
        <text:list-item>
          <text:p text:style-name="P198">Com maior número de eventos.</text:p>
        </text:list-item>
        <text:list-item>
          <text:p text:style-name="P166"><text:span text:style-name="T121">Com o maior número de </text:span><text:span text:style-name="T141">certificações.</text:span></text:p>
        </text:list-item>
      </text:list>
      <text:p text:style-name="P99"><text:tab/></text:p>
      <text:p text:style-name="P91"><text:span text:style-name="T14">Ficha </text:span><text:span text:style-name="T15">do modulo </text:span><text:span text:style-name="T14">loja:</text:span></text:p>
      <text:p text:style-name="P98"><text:tab/>→ Serviço de compra/venda.</text:p>
      <text:p text:style-name="P91"><text:tab/><text:tab/><text:span text:style-name="T247">Lista de itens comercializáveis com seu respectivos valores em uma miniatura de forma que seja possível acessar a pagina de finalização de vedas.</text:span></text:p>
      <text:p text:style-name="P91"><text:tab/><text:tab/><text:span text:style-name="T243">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1"><text:tab/><text:span text:style-name="T242">Seleção de categorias, onde será descrito características como faixa de preço, boa avaliação do produto (por participante ou pelo vendedor), marcas, pelo preço, pela relevância, etc.</text:span></text:p>
      <text:p text:style-name="P91"><text:tab/>→<text:span text:style-name="T257"> Promoções da loja, esses produtos serão acessíveis de fora da loja.</text:span></text:p>
      <text:p text:style-name="P91"><text:tab/>→<text:span text:style-name="T257"> Propagandas do sistema.</text:span><text:tab/><text:tab/><text:tab/></text:p>
      <text:p text:style-name="P91"><text:tab/>→<text:span text:style-name="T257"> Devoluções extraordinárias.</text:span></text:p>
      <text:p text:style-name="P97"><text:tab/>→JustInTimeCom<text:span text:style-name="T250">m</text:span>erce – comercialização e atendimento rápido onde a loja se compromete a entregar um produto em um tempo muito curto, podendo ser penalizada caso não entregue no tempo contratado.</text:p>
      <text:p text:style-name="P91"><text:tab/>→<text:span text:style-name="T238"> Controle de estoque.</text:span></text:p>
      <text:p text:style-name="P91"><text:tab/>→<text:span text:style-name="T238"> Cadastro de itens.</text:span></text:p>
      <text:p text:style-name="P91"><text:tab/>→<text:span text:style-name="T239"> Atendimento ao cliente.</text:span></text:p>
      <text:p text:style-name="P91"><text:tab/>→<text:span text:style-name="T240"> Aluguel.</text:span></text:p>
      <text:p text:style-name="P91"><text:tab/>→<text:span text:style-name="T241"> Serviços.</text:span></text:p>
      <text:p text:style-name="P91"><text:tab/>→<text:span text:style-name="T244"> Frete.</text:span></text:p>
      <text:p text:style-name="P91"><text:tab/>→<text:span text:style-name="T270">Formatos de vendas, exemplo: listas de casamento, carrinho de compras, lista de desejos exposta a participantes.</text:span></text:p>
      <text:p text:style-name="P91"><text:s/><text:tab/><text:span text:style-name="T271">Deve-se apresentar o número de visitas, quais palavras mais buscadas na rede</text:span></text:p>
      <text:p text:style-name="P144">extras:</text:p>
      <text:p text:style-name="P120">*(1) possível hierarquia <text:span text:style-name="T301">entre</text:span> os objetos.</text:p>
      <text:p text:style-name="P120"/>
      <text:p text:style-name="P24">Observações:</text:p>
      <text:p text:style-name="P121">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1">2 O sistema deve prover a possibilidade de produzir festas no modelo americano, onde seus participantes se diponibilizam a trazer alguns itens da festa.</text:p>
      <text:p text:style-name="P124">3 Os eventos devem apresentar o raio de alcanse, que poderará ser alterado mediante investimentos do proprietário da publicação, al<text:span text:style-name="T333">é</text:span>m de mostrar um gr<text:span text:style-name="T333">á</text:span>fico que contenha o alcanse/tempo da propaganda com e sem o investimento, <text:span text:style-name="T333">usuários que estiverem no alcance do raio receberá a propaganda no outdoor</text:span>.</text:p>
      <text:p text:style-name="P122">4 <text:span text:style-name="T284">Indivíduos, não cadastrados, terão apenas o serviço de</text:span><text:span text:style-name="T303"> criação de eventos com a possibilidade de acesso a vitrine apresentando apenas os profissionais pouco requisitados,</text:span><text:span text:style-name="T284"> esses eventos funcionaram apenas como exemplo sendo impossível a finalização sem o cadastro que deve ser apresentado ao termino da </text:span><text:span text:style-name="T303">criação de eventos.</text:span><text:span text:style-name="T284"> </text:span><text:span text:style-name="T273">O</text:span><text:span text:style-name="T275"> </text:span><text:span text:style-name="T288">participante</text:span><text:span text:style-name="T275"> tera visibilidade de compra</text:span><text:span text:style-name="T282">r</text:span><text:span text:style-name="T275"> nas lojas, e dos participantes, que deve ser apresentada da mesma forma que a criação de eventos</text:span><text:span text:style-name="T284">. </text:span></text:p>
      <text:p text:style-name="P123"><text:span text:style-name="T284">5 </text:span><text:span text:style-name="T273">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4">6 eventos não serão responsávei por apresentar raio de alcanse e sim a propaganda.</text:p>
      <text:p text:style-name="P135">7 Deve haver 3 lista de participantes, os da vitrine que emgloba a todos cadastrados no sistema, os amigos, que representa pessoas que seguem o participante, e o grupo participante que representa pessoas vinculadas a um evento ou propaganda.</text:p>
      <text:p text:style-name="P136">8 O sistema deve ser capás de guardar dados de eventos para criar grupode de estátisticas afim de maximizar eventos internos do sistema.</text:p>
      <text:p text:style-name="P137">9 Indicadores de eventos devem sugerir a melhor e mais licrativa forma de se produzir com base em dados de outros eventos alertando em casos de imcompatibilidade com as devidas explicações.</text:p>
      <text:p text:style-name="P138">10 a vitrine deve ser composta pelos promotores de eventos participantes estáticos/dinâmicos casas de eventos, fornecedores <text:soft-page-break/>empresas de marketing etc</text:p>
      <text:p text:style-name="P140">11 vitrine poderar retornar listas, como quem promove, quem trabalha, que se diverte, quem fornece, <text:span text:style-name="T343">atrações </text:span>etc.</text:p>
      <text:p text:style-name="P141">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2">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3">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9T22:20:48.424834447</dc:date>
    <meta:editing-duration>P3DT8H34M38S</meta:editing-duration>
    <meta:editing-cycles>823</meta:editing-cycles>
    <meta:generator>LibreOffice/5.1.4.2$Linux_X86_64 LibreOffice_project/10m0$Build-2</meta:generator>
    <meta:document-statistic meta:table-count="0" meta:image-count="0" meta:object-count="0" meta:page-count="4" meta:paragraph-count="397" meta:word-count="6386" meta:character-count="42066" meta:non-whitespace-character-count="35885"/>
  </office:meta>
</office:document-meta>
</file>